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Calibri2" svg:font-family="Calibri, sans-serif, serif, EmojiFont"/>
    <style:font-face style:name="Calibri1" svg:font-family="Calibri, serif, EmojiFont"/>
    <style:font-face style:name="Consolas" svg:font-family="Consolas, Menlo, Monaco, 'Lucida Console', 'Liberation Mono', 'DejaVu Sans Mono', 'Bitstream Vera Sans Mono', 'Courier New', monospace, sans-serif"/>
    <style:font-face style:name="Nimbus Roman No9 L1" svg:font-family="'Nimbus Roman No9 L', serif"/>
    <style:font-face style:name="Tahoma" svg:font-family="Tahoma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3.143cm" table:align="left" style:writing-mode="lr-tb"/>
    </style:style>
    <style:style style:name="Table1.A" style:family="table-column">
      <style:table-column-properties style:column-width="13.143cm"/>
    </style:style>
    <style:style style:name="Table1.1" style:family="table-row">
      <style:table-row-properties style:min-row-height="0.57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0.47cm" table:align="left" style:writing-mode="lr-tb"/>
    </style:style>
    <style:style style:name="Table2.A" style:family="table-column">
      <style:table-column-properties style:column-width="10.47cm"/>
    </style:style>
    <style:style style:name="Table2.1" style:family="table-row">
      <style:table-row-properties style:min-row-height="0.575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00000a" style:font-name="Nimbus Roman No9 L" fo:font-size="12pt" fo:language="en" fo:country="ZA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2" style:family="paragraph" style:parent-style-name="Standard">
      <style:text-properties fo:color="#00000a" style:font-name="Nimbus Roman No9 L" fo:font-size="12pt" fo:language="en" fo:country="ZA" officeooo:rsid="0026da3a" officeooo:paragraph-rsid="0026da3a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3" style:family="paragraph" style:parent-style-name="Standard">
      <style:text-properties fo:color="#00000a" style:font-name="Nimbus Roman No9 L" fo:font-size="12pt" fo:language="en" fo:country="ZA" officeooo:rsid="002a92ad" officeooo:paragraph-rsid="002a92ad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4" style:family="paragraph" style:parent-style-name="Standard">
      <style:text-properties fo:color="#00000a" style:font-name="Nimbus Roman No9 L" fo:font-size="12pt" fo:language="en" fo:country="ZA" officeooo:rsid="002c2ff8" officeooo:paragraph-rsid="002c2ff8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5" style:family="paragraph" style:parent-style-name="Standard">
      <style:text-properties fo:color="#00000a" style:font-name="Nimbus Roman No9 L" fo:font-size="12pt" fo:language="en" fo:country="ZA" officeooo:rsid="002f9bff" officeooo:paragraph-rsid="002f9bff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6" style:family="paragraph" style:parent-style-name="Standard">
      <style:text-properties fo:color="#00000a" style:font-name="Nimbus Roman No9 L" fo:font-size="12pt" fo:language="en" fo:country="ZA" officeooo:rsid="00355526" officeooo:paragraph-rsid="00355526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7" style:family="paragraph" style:parent-style-name="Standard">
      <style:text-properties fo:color="#00000a" style:font-name="Nimbus Roman No9 L" fo:font-size="12pt" fo:language="en" fo:country="ZA" officeooo:rsid="00374552" officeooo:paragraph-rsid="00374552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8" style:family="paragraph" style:parent-style-name="Standard">
      <style:text-properties fo:color="#00000a" style:font-name="Nimbus Roman No9 L" fo:font-size="12pt" fo:language="en" fo:country="ZA" officeooo:rsid="0040ac40" officeooo:paragraph-rsid="0040ac40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9" style:family="paragraph" style:parent-style-name="Standard">
      <style:text-properties fo:color="#00000a" style:font-name="Nimbus Roman No9 L" fo:font-size="12pt" fo:language="en" fo:country="ZA" officeooo:rsid="006cf0c7" officeooo:paragraph-rsid="006cf0c7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10" style:family="paragraph" style:parent-style-name="Standard">
      <style:text-properties fo:color="#00000a" style:font-name="Nimbus Roman No9 L" fo:font-size="12pt" fo:language="en" fo:country="ZA" officeooo:rsid="00d90c2d" officeooo:paragraph-rsid="00d90c2d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11" style:family="paragraph" style:parent-style-name="Standard">
      <style:text-properties fo:color="#00000a" style:font-name="Nimbus Roman No9 L" fo:font-size="12pt" fo:language="en" fo:country="ZA" officeooo:rsid="003a4122" officeooo:paragraph-rsid="003a4122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12" style:family="paragraph" style:parent-style-name="Standard">
      <style:text-properties fo:color="#00000a" style:font-name="Nimbus Roman No9 L" fo:font-size="12pt" fo:language="en" fo:country="ZA" officeooo:rsid="0143b981" officeooo:paragraph-rsid="0143b981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13" style:family="paragraph" style:parent-style-name="Standard">
      <style:text-properties fo:color="#00000a" style:font-name="Nimbus Roman No9 L" fo:font-size="12pt" fo:language="en" fo:country="ZA" fo:font-style="normal" officeooo:rsid="001eaf42" officeooo:paragraph-rsid="0025e7e8" style:font-name-asian="Droid Sans Fallback" style:font-size-asian="12pt" style:language-asian="zh" style:country-asian="CN" style:font-style-asian="normal" style:font-name-complex="DejaVu Sans" style:font-size-complex="12pt" style:language-complex="hi" style:country-complex="IN" style:font-style-complex="normal"/>
    </style:style>
    <style:style style:name="P14" style:family="paragraph" style:parent-style-name="Standard">
      <style:text-properties fo:color="#00000a" style:font-name="Nimbus Roman No9 L" fo:font-size="12pt" fo:language="en" fo:country="ZA" fo:font-weight="bold" officeooo:rsid="002f9bff" officeooo:paragraph-rsid="002f9bff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5" style:family="paragraph" style:parent-style-name="Standard">
      <style:text-properties fo:color="#00000a" style:font-name="Nimbus Roman No9 L" fo:font-size="12pt" fo:language="en" fo:country="ZA" fo:font-weight="bold" officeooo:rsid="002a92ad" officeooo:paragraph-rsid="002a92ad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6" style:family="paragraph" style:parent-style-name="Standard">
      <style:text-properties fo:color="#00000a" style:font-name="Nimbus Roman No9 L" fo:font-size="12pt" fo:language="en" fo:country="ZA" fo:font-weight="bold" officeooo:rsid="002c2ff8" officeooo:paragraph-rsid="002c2ff8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7" style:family="paragraph" style:parent-style-name="Standard">
      <style:text-properties fo:color="#00000a" style:font-name="Nimbus Roman No9 L" fo:font-size="12pt" fo:language="en" fo:country="ZA" style:text-underline-style="solid" style:text-underline-width="auto" style:text-underline-color="font-color" fo:font-weight="bold" officeooo:rsid="0033fa84" officeooo:paragraph-rsid="0033fa84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8" style:family="paragraph" style:parent-style-name="Standard">
      <style:text-properties fo:color="#00000a" style:font-name="Nimbus Roman No9 L" fo:font-size="12pt" fo:language="en" fo:country="ZA" style:text-underline-style="none" fo:font-weight="normal" officeooo:rsid="00374552" officeooo:paragraph-rsid="00374552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9" style:family="paragraph" style:parent-style-name="Standard">
      <style:text-properties fo:color="#00000a" style:font-name="Nimbus Roman No9 L" fo:font-size="12pt" fo:language="en" fo:country="ZA" style:text-underline-style="none" fo:font-weight="normal" officeooo:rsid="00abbde6" officeooo:paragraph-rsid="00abbde6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20" style:family="paragraph" style:parent-style-name="Standard">
      <style:text-properties fo:font-style="normal" officeooo:rsid="001d4378" officeooo:paragraph-rsid="0025e7e8" style:font-style-asian="normal" style:font-style-complex="normal"/>
    </style:style>
    <style:style style:name="P21" style:family="paragraph" style:parent-style-name="Standard">
      <style:text-properties fo:font-style="normal" officeooo:rsid="0028e0f4" officeooo:paragraph-rsid="0028e0f4" style:font-style-asian="normal" style:font-style-complex="normal"/>
    </style:style>
    <style:style style:name="P22" style:family="paragraph" style:parent-style-name="Standard">
      <style:text-properties fo:font-style="normal" officeooo:rsid="007fb5a8" officeooo:paragraph-rsid="007fb5a8" style:font-style-asian="normal" style:font-style-complex="normal"/>
    </style:style>
    <style:style style:name="P23" style:family="paragraph" style:parent-style-name="Standard">
      <style:text-properties fo:font-style="normal" officeooo:rsid="00e8065e" officeooo:paragraph-rsid="00e8065e" style:font-style-asian="normal" style:font-style-complex="normal"/>
    </style:style>
    <style:style style:name="P24" style:family="paragraph" style:parent-style-name="Standard">
      <style:text-properties fo:font-style="normal" officeooo:rsid="00261ef2" officeooo:paragraph-rsid="00e8065e" style:font-style-asian="normal" style:font-style-complex="normal"/>
    </style:style>
    <style:style style:name="P25" style:family="paragraph" style:parent-style-name="Standard">
      <style:text-properties officeooo:rsid="0028e0f4" officeooo:paragraph-rsid="0028e0f4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text-properties fo:font-weight="normal" officeooo:rsid="00261ef2" officeooo:paragraph-rsid="00261ef2" style:font-weight-asian="normal" style:font-weight-complex="normal"/>
    </style:style>
    <style:style style:name="P28" style:family="paragraph" style:parent-style-name="Standard">
      <style:text-properties fo:font-weight="normal" officeooo:rsid="002daa79" officeooo:paragraph-rsid="002daa79" style:font-weight-asian="normal" style:font-weight-complex="normal"/>
    </style:style>
    <style:style style:name="P29" style:family="paragraph" style:parent-style-name="Standard">
      <style:text-properties fo:font-weight="normal" officeooo:rsid="0058156a" officeooo:paragraph-rsid="0058156a" style:font-weight-asian="normal" style:font-weight-complex="normal"/>
    </style:style>
    <style:style style:name="P30" style:family="paragraph" style:parent-style-name="Standard">
      <style:text-properties fo:font-weight="normal" officeooo:rsid="00e38978" officeooo:paragraph-rsid="00e38978" style:font-weight-asian="normal" style:font-weight-complex="normal"/>
    </style:style>
    <style:style style:name="P31" style:family="paragraph" style:parent-style-name="Standard">
      <style:text-properties fo:font-style="italic" fo:font-weight="bold" officeooo:rsid="002e4bc4" officeooo:paragraph-rsid="002e4bc4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color="#000000" style:font-name="Tahoma" fo:font-size="10pt" fo:language="en" fo:country="ZA" officeooo:rsid="0040ac40" officeooo:paragraph-rsid="0040ac40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33" style:family="paragraph" style:parent-style-name="Standard">
      <style:text-properties fo:color="#000000" style:font-name="Tahoma" fo:font-size="10pt" fo:language="en" fo:country="ZA" style:text-underline-style="none" fo:font-weight="normal" officeooo:rsid="00908706" officeooo:paragraph-rsid="00908706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34" style:family="paragraph" style:parent-style-name="Standard">
      <style:text-properties fo:color="#000000" style:font-name="Tahoma" fo:font-size="10pt" fo:language="en" fo:country="ZA" style:text-underline-style="none" fo:font-weight="normal" officeooo:rsid="0091abf1" officeooo:paragraph-rsid="0091abf1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35" style:family="paragraph" style:parent-style-name="Standard">
      <style:text-properties fo:color="#000000" style:font-name="Tahoma" fo:font-size="10pt" fo:language="en" fo:country="ZA" style:text-underline-style="none" fo:font-weight="normal" officeooo:rsid="00945928" officeooo:paragraph-rsid="00945928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36" style:family="paragraph" style:parent-style-name="Standard">
      <style:text-properties fo:color="#000000" style:font-name="Tahoma" fo:font-size="10pt" fo:language="en" fo:country="ZA" style:text-underline-style="none" fo:font-weight="normal" officeooo:rsid="009b746c" officeooo:paragraph-rsid="009b746c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37" style:family="paragraph" style:parent-style-name="Standard">
      <style:text-properties fo:color="#000000" style:font-name="Tahoma" fo:font-size="10pt" fo:language="en" fo:country="ZA" style:text-underline-style="none" fo:font-weight="normal" officeooo:rsid="009c25ec" officeooo:paragraph-rsid="009c25ec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38" style:family="paragraph" style:parent-style-name="Standard">
      <style:text-properties fo:color="#000000" style:font-name="Tahoma" fo:font-size="10pt" fo:language="en" fo:country="ZA" style:text-underline-style="none" fo:font-weight="normal" officeooo:rsid="00a43c61" officeooo:paragraph-rsid="00a43c61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39" style:family="paragraph" style:parent-style-name="Standard">
      <style:text-properties fo:color="#000000" style:font-name="Tahoma" fo:font-size="10pt" fo:language="en" fo:country="ZA" style:text-underline-style="none" fo:font-weight="normal" officeooo:rsid="00a5dfa8" officeooo:paragraph-rsid="00a5dfa8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40" style:family="paragraph" style:parent-style-name="Standard">
      <style:text-properties fo:color="#000000" style:font-name="Tahoma" fo:font-size="10pt" fo:language="en" fo:country="ZA" style:text-underline-style="none" fo:font-weight="normal" officeooo:rsid="00b25305" officeooo:paragraph-rsid="00b25305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41" style:family="paragraph" style:parent-style-name="Standard">
      <style:text-properties fo:color="#000000" style:font-name="Tahoma" fo:font-size="10pt" fo:language="en" fo:country="ZA" style:text-underline-style="none" fo:font-weight="normal" officeooo:rsid="00b7954a" officeooo:paragraph-rsid="00b7954a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42" style:family="paragraph" style:parent-style-name="Standard">
      <style:text-properties fo:color="#000000" style:font-name="Tahoma" fo:font-size="10pt" fo:language="en" fo:country="ZA" style:text-underline-style="none" fo:font-weight="normal" officeooo:rsid="00b81485" officeooo:paragraph-rsid="00b81485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43" style:family="paragraph" style:parent-style-name="Standard">
      <style:text-properties fo:color="#000000" style:font-name="Tahoma" fo:font-size="10pt" fo:language="en" fo:country="ZA" style:text-underline-style="none" fo:font-weight="normal" officeooo:rsid="00b8da33" officeooo:paragraph-rsid="00b8da33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44" style:family="paragraph" style:parent-style-name="Standard">
      <style:text-properties fo:color="#000000" style:font-name="Tahoma" fo:font-size="10pt" fo:language="en" fo:country="ZA" style:text-underline-style="none" fo:font-weight="normal" officeooo:rsid="00bd0ac6" officeooo:paragraph-rsid="00bd0ac6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45" style:family="paragraph" style:parent-style-name="Standard">
      <style:text-properties fo:color="#000000" style:font-name="Tahoma" fo:font-size="10pt" fo:language="en" fo:country="ZA" style:text-underline-style="none" fo:font-weight="normal" officeooo:rsid="00bd0ac6" officeooo:paragraph-rsid="00c0dd11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46" style:family="paragraph" style:parent-style-name="Standard">
      <style:text-properties fo:color="#000000" style:font-name="Tahoma" fo:font-size="10pt" fo:language="en" fo:country="ZA" style:text-underline-style="none" fo:font-weight="normal" officeooo:rsid="00c0dd11" officeooo:paragraph-rsid="00c0dd11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47" style:family="paragraph" style:parent-style-name="Standard">
      <style:text-properties fo:color="#000000" style:font-name="Tahoma" fo:font-size="10pt" fo:language="en" fo:country="ZA" style:text-underline-style="none" fo:font-weight="normal" officeooo:rsid="00c7ae8c" officeooo:paragraph-rsid="00c7ae8c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48" style:family="paragraph" style:parent-style-name="Standard">
      <style:text-properties fo:color="#000000" style:font-name="Tahoma" fo:font-size="10pt" fo:language="en" fo:country="ZA" style:text-underline-style="none" fo:font-weight="normal" officeooo:rsid="00c82fd5" officeooo:paragraph-rsid="00c7ae8c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49" style:family="paragraph" style:parent-style-name="Standard">
      <style:text-properties fo:color="#000000" style:font-name="Tahoma" fo:font-size="10pt" fo:language="en" fo:country="ZA" style:text-underline-style="none" fo:font-weight="normal" officeooo:rsid="00c94164" officeooo:paragraph-rsid="00c94164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50" style:family="paragraph" style:parent-style-name="Standard">
      <style:text-properties fo:color="#000000" style:font-name="Tahoma" fo:font-size="10pt" fo:language="en" fo:country="ZA" style:text-underline-style="none" fo:font-weight="normal" officeooo:rsid="00cae64f" officeooo:paragraph-rsid="00cae64f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51" style:family="paragraph" style:parent-style-name="Standard">
      <style:text-properties fo:color="#000000" style:font-name="Tahoma" fo:font-size="10pt" fo:language="en" fo:country="ZA" style:text-underline-style="none" fo:font-weight="normal" officeooo:rsid="00cbb062" officeooo:paragraph-rsid="00cbb062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52" style:family="paragraph" style:parent-style-name="Standard">
      <style:text-properties fo:color="#000000" style:font-name="Tahoma" fo:font-size="10pt" fo:language="en" fo:country="ZA" style:text-underline-style="none" fo:font-weight="normal" officeooo:rsid="00ddba5b" officeooo:paragraph-rsid="00ddba5b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53" style:family="paragraph" style:parent-style-name="Standard">
      <style:text-properties fo:color="#000000" style:font-name="Tahoma" fo:font-size="10pt" fo:language="en" fo:country="ZA" style:text-underline-style="none" fo:font-weight="normal" officeooo:rsid="00ddba5b" officeooo:paragraph-rsid="00e203e4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54" style:family="paragraph" style:parent-style-name="Standard">
      <style:text-properties fo:color="#000000" style:font-name="Tahoma" fo:font-size="10pt" fo:language="en" fo:country="ZA" style:text-underline-style="none" fo:font-weight="normal" officeooo:rsid="00ddba5b" officeooo:paragraph-rsid="010b52e1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55" style:family="paragraph" style:parent-style-name="Standard">
      <style:text-properties fo:color="#000000" style:font-name="Tahoma" fo:font-size="10pt" fo:language="en" fo:country="ZA" style:text-underline-style="none" fo:font-weight="normal" officeooo:rsid="00df8b03" officeooo:paragraph-rsid="00df8b03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56" style:family="paragraph" style:parent-style-name="Standard">
      <style:text-properties fo:color="#000000" style:font-name="Tahoma" fo:font-size="10pt" fo:language="en" fo:country="ZA" style:text-underline-style="none" fo:font-weight="normal" officeooo:rsid="00fab202" officeooo:paragraph-rsid="00fab202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57" style:family="paragraph" style:parent-style-name="Standard">
      <style:text-properties fo:color="#000000" style:font-name="Tahoma" fo:font-size="10pt" fo:language="en" fo:country="ZA" style:text-underline-style="none" fo:font-weight="normal" officeooo:rsid="00fed30f" officeooo:paragraph-rsid="00fed30f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58" style:family="paragraph" style:parent-style-name="Standard">
      <style:text-properties fo:color="#000000" style:font-name="Tahoma" fo:font-size="10pt" fo:language="en" fo:country="ZA" style:text-underline-style="none" fo:font-weight="normal" officeooo:rsid="01031824" officeooo:paragraph-rsid="01031824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59" style:family="paragraph" style:parent-style-name="Standard">
      <style:text-properties fo:color="#000000" style:font-name="Tahoma" fo:font-size="10pt" fo:language="en" fo:country="ZA" style:text-underline-style="none" fo:font-weight="normal" officeooo:rsid="01031824" officeooo:paragraph-rsid="01467e03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60" style:family="paragraph" style:parent-style-name="Standard">
      <style:text-properties fo:color="#000000" style:font-name="Tahoma" fo:font-size="10pt" fo:language="en" fo:country="ZA" style:text-underline-style="none" fo:font-weight="normal" officeooo:rsid="00d32553" officeooo:paragraph-rsid="00d32553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61" style:family="paragraph" style:parent-style-name="Standard">
      <style:text-properties fo:color="#000000" style:font-name="Tahoma" fo:font-size="10pt" fo:language="en" fo:country="ZA" style:text-underline-style="none" fo:font-weight="normal" officeooo:rsid="00d32553" officeooo:paragraph-rsid="01069ebb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62" style:family="paragraph" style:parent-style-name="Standard">
      <style:text-properties fo:color="#000000" style:font-name="Tahoma" fo:font-size="10pt" fo:language="en" fo:country="ZA" style:text-underline-style="none" fo:font-weight="normal" officeooo:rsid="00d32553" officeooo:paragraph-rsid="01078766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63" style:family="paragraph" style:parent-style-name="Standard">
      <style:text-properties fo:color="#000000" style:font-name="Tahoma" fo:font-size="10pt" fo:language="en" fo:country="ZA" style:text-underline-style="none" fo:font-weight="normal" officeooo:rsid="00d32553" officeooo:paragraph-rsid="016dd3e1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64" style:family="paragraph" style:parent-style-name="Standard">
      <style:text-properties fo:color="#000000" style:font-name="Tahoma" fo:font-size="10pt" fo:language="en" fo:country="ZA" style:text-underline-style="none" fo:font-weight="normal" officeooo:rsid="01078766" officeooo:paragraph-rsid="01078766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65" style:family="paragraph" style:parent-style-name="Standard">
      <style:text-properties fo:color="#000000" style:font-name="Tahoma" fo:font-size="10pt" fo:language="en" fo:country="ZA" style:text-underline-style="none" fo:font-weight="normal" officeooo:rsid="010b52e1" officeooo:paragraph-rsid="010b52e1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66" style:family="paragraph" style:parent-style-name="Standard">
      <style:text-properties fo:color="#000000" style:font-name="Tahoma" fo:font-size="10pt" fo:language="en" fo:country="ZA" style:text-underline-style="none" fo:font-weight="normal" officeooo:rsid="010c9963" officeooo:paragraph-rsid="010c9963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67" style:family="paragraph" style:parent-style-name="Standard">
      <style:text-properties fo:color="#000000" style:font-name="Tahoma" fo:font-size="10pt" fo:language="en" fo:country="ZA" style:text-underline-style="none" fo:font-weight="normal" officeooo:rsid="01113cda" officeooo:paragraph-rsid="01113cda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68" style:family="paragraph" style:parent-style-name="Standard">
      <style:text-properties fo:color="#000000" style:font-name="Tahoma" fo:font-size="10pt" fo:language="en" fo:country="ZA" style:text-underline-style="none" fo:font-weight="normal" officeooo:rsid="011e30e6" officeooo:paragraph-rsid="011e30e6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69" style:family="paragraph" style:parent-style-name="Standard">
      <style:text-properties fo:color="#000000" style:font-name="Tahoma" fo:font-size="10pt" fo:language="en" fo:country="ZA" style:text-underline-style="none" fo:font-weight="normal" officeooo:rsid="014c172e" officeooo:paragraph-rsid="014c172e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70" style:family="paragraph" style:parent-style-name="Standard">
      <style:text-properties fo:color="#000000" style:font-name="Tahoma" fo:font-size="10pt" fo:language="en" fo:country="ZA" style:text-underline-style="none" fo:font-weight="normal" officeooo:rsid="014ee56e" officeooo:paragraph-rsid="014ee56e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71" style:family="paragraph" style:parent-style-name="Standard">
      <style:text-properties fo:color="#000000" style:font-name="Tahoma" fo:font-size="10pt" fo:language="en" fo:country="ZA" style:text-underline-style="none" fo:font-weight="normal" officeooo:rsid="00dd9a34" officeooo:paragraph-rsid="00dd9a34" style:font-name-asian="Droid Sans Fallback" style:font-size-asian="8.75pt" style:language-asian="zh" style:country-asian="CN" style:font-weight-asian="normal" style:font-name-complex="DejaVu Sans" style:font-size-complex="10pt" style:language-complex="hi" style:country-complex="IN" style:font-weight-complex="normal"/>
    </style:style>
    <style:style style:name="P72" style:family="paragraph" style:parent-style-name="Standard">
      <style:text-properties fo:color="#000000" style:font-name="Tahoma" fo:font-size="10pt" fo:language="en" fo:country="ZA" style:text-underline-style="none" fo:font-weight="normal" officeooo:rsid="00dd9a34" officeooo:paragraph-rsid="010e94a0" style:font-name-asian="Droid Sans Fallback" style:font-size-asian="8.75pt" style:language-asian="zh" style:country-asian="CN" style:font-weight-asian="normal" style:font-name-complex="DejaVu Sans" style:font-size-complex="10pt" style:language-complex="hi" style:country-complex="IN" style:font-weight-complex="normal"/>
    </style:style>
    <style:style style:name="P73" style:family="paragraph" style:parent-style-name="Standard">
      <style:text-properties fo:color="#000000" style:font-name="Tahoma" fo:font-size="10pt" fo:language="en" fo:country="ZA" style:text-underline-style="none" fo:font-weight="normal" officeooo:rsid="010e94a0" officeooo:paragraph-rsid="010e94a0" style:font-name-asian="Droid Sans Fallback" style:font-size-asian="8.75pt" style:language-asian="zh" style:country-asian="CN" style:font-weight-asian="normal" style:font-name-complex="DejaVu Sans" style:font-size-complex="10pt" style:language-complex="hi" style:country-complex="IN" style:font-weight-complex="normal"/>
    </style:style>
    <style:style style:name="P74" style:family="paragraph" style:parent-style-name="Standard">
      <style:text-properties fo:color="#000000" style:font-name="Tahoma" fo:font-size="10pt" fo:language="en" fo:country="ZA" style:text-underline-style="none" fo:font-weight="normal" officeooo:rsid="0110685e" officeooo:paragraph-rsid="0110685e" style:font-name-asian="Droid Sans Fallback" style:font-size-asian="8.75pt" style:language-asian="zh" style:country-asian="CN" style:font-weight-asian="normal" style:font-name-complex="DejaVu Sans" style:font-size-complex="10pt" style:language-complex="hi" style:country-complex="IN" style:font-weight-complex="normal"/>
    </style:style>
    <style:style style:name="P75" style:family="paragraph" style:parent-style-name="Standard">
      <style:text-properties fo:color="#000000" style:font-name="Tahoma" fo:font-size="10pt" fo:language="en" fo:country="ZA" style:text-underline-style="none" fo:font-weight="normal" officeooo:rsid="0142ac8d" officeooo:paragraph-rsid="0142ac8d" style:font-name-asian="Droid Sans Fallback" style:font-size-asian="8.75pt" style:language-asian="zh" style:country-asian="CN" style:font-weight-asian="normal" style:font-name-complex="DejaVu Sans" style:font-size-complex="10pt" style:language-complex="hi" style:country-complex="IN" style:font-weight-complex="normal"/>
    </style:style>
    <style:style style:name="P76" style:family="paragraph" style:parent-style-name="Standard">
      <style:text-properties fo:color="#000000" style:font-name="Tahoma" fo:font-size="10pt" fo:language="en" fo:country="ZA" style:text-underline-style="none" fo:font-weight="normal" officeooo:rsid="01669e4b" officeooo:paragraph-rsid="01669e4b" style:font-name-asian="Droid Sans Fallback" style:font-size-asian="8.75pt" style:language-asian="zh" style:country-asian="CN" style:font-weight-asian="normal" style:font-name-complex="DejaVu Sans" style:font-size-complex="10pt" style:language-complex="hi" style:country-complex="IN" style:font-weight-complex="normal"/>
    </style:style>
    <style:style style:name="P77" style:family="paragraph" style:parent-style-name="Standard">
      <style:text-properties fo:color="#000000" style:font-name="Tahoma" fo:font-size="10pt" fo:language="en" fo:country="ZA" style:text-underline-style="none" fo:font-weight="bold" officeooo:rsid="00dd9a34" officeooo:paragraph-rsid="00dd9a34" style:font-name-asian="Droid Sans Fallback" style:font-size-asian="8.75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P78" style:family="paragraph" style:parent-style-name="Standard">
      <style:text-properties fo:color="#000000" style:font-name="Tahoma" fo:font-size="10pt" fo:language="en" fo:country="ZA" style:text-underline-style="none" fo:font-weight="bold" officeooo:rsid="00b7954a" officeooo:paragraph-rsid="00b7954a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79" style:family="paragraph" style:parent-style-name="Standard">
      <style:text-properties fo:color="#000000" style:font-name="Tahoma" fo:font-size="10pt" fo:language="en" fo:country="ZA" style:text-underline-style="none" fo:font-weight="bold" officeooo:rsid="00b81485" officeooo:paragraph-rsid="00b7954a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80" style:family="paragraph" style:parent-style-name="Standard">
      <style:text-properties fo:color="#000000" style:font-name="Tahoma" fo:font-size="10pt" fo:language="en" fo:country="ZA" style:text-underline-style="none" fo:font-weight="bold" officeooo:rsid="0091abf1" officeooo:paragraph-rsid="0091abf1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81" style:family="paragraph" style:parent-style-name="Standard">
      <style:text-properties fo:color="#000000" style:font-name="Tahoma" fo:font-size="10pt" fo:language="en" fo:country="ZA" style:text-underline-style="none" fo:font-weight="bold" officeooo:rsid="00df8b03" officeooo:paragraph-rsid="0104c08e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82" style:family="paragraph" style:parent-style-name="Standard">
      <style:text-properties fo:color="#000000" style:font-name="Tahoma" fo:font-size="10pt" fo:language="en" fo:country="ZA" style:text-underline-style="none" fo:font-weight="bold" officeooo:rsid="00fed30f" officeooo:paragraph-rsid="00908706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83" style:family="paragraph" style:parent-style-name="Standard">
      <style:text-properties fo:color="#000000" style:font-name="Tahoma" fo:font-size="10pt" fo:language="en" fo:country="ZA" style:text-underline-style="none" fo:font-weight="bold" officeooo:rsid="010c9963" officeooo:paragraph-rsid="010c9963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84" style:family="paragraph" style:parent-style-name="Standard">
      <style:text-properties fo:color="#000000" style:font-name="Tahoma" fo:font-size="10pt" fo:language="en" fo:country="ZA" style:text-underline-style="none" fo:font-weight="bold" officeooo:rsid="00bd0ac6" officeooo:paragraph-rsid="011e30e6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85" style:family="paragraph" style:parent-style-name="Standard">
      <style:text-properties fo:color="#000000" style:font-name="Tahoma" fo:font-size="10pt" fo:language="en" fo:country="ZA" style:text-underline-style="none" fo:font-weight="bold" officeooo:rsid="01031824" officeooo:paragraph-rsid="014ee56e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86" style:family="paragraph" style:parent-style-name="Standard">
      <style:text-properties fo:color="#000000" style:font-name="Tahoma" fo:font-size="10pt" fo:language="en" fo:country="ZA" style:text-underline-style="none" fo:font-weight="bold" officeooo:rsid="01031824" officeooo:paragraph-rsid="0140b3e8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87" style:family="paragraph" style:parent-style-name="Standard">
      <style:text-properties fo:color="#000000" style:font-name="Tahoma" fo:font-size="10pt" fo:language="en" fo:country="ZA" style:text-underline-style="solid" style:text-underline-width="auto" style:text-underline-color="font-color" fo:font-weight="bold" officeooo:rsid="01078766" officeooo:paragraph-rsid="01078766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88" style:family="paragraph" style:parent-style-name="Standard">
      <style:text-properties fo:color="#000000" style:font-name="Tahoma" fo:font-size="12pt" fo:language="en" fo:country="ZA" fo:font-weight="bold" officeooo:rsid="0040ac40" officeooo:paragraph-rsid="0040ac40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89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0469e97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90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040ac40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91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033fa84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92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02a92ad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93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02e4bc4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94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0261ef2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95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1142ea9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96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143b981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97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171ae79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98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769fbf" officeooo:paragraph-rsid="007c2826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99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769fbf" officeooo:paragraph-rsid="008367a9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00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769fbf" officeooo:paragraph-rsid="0104c08e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01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91abf1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02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945928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03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9b746c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04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a5dfa8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05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b25305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06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b7954a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07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b8da33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08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bbe1a7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09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c0486e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10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908706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11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dd9a34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12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ddba5b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13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c0dd11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14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0fab202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15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1031824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16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10e94a0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17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11dbad6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18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142ac8d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19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14a48be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20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8aaa4d" officeooo:paragraph-rsid="014c172e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21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11e30e6" officeooo:paragraph-rsid="011e30e6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22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1669e4b" officeooo:paragraph-rsid="01669e4b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23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06cf0c7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24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050799d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25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09f3999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26" style:family="paragraph" style:parent-style-name="Standard">
      <style:text-properties fo:color="#000000" style:font-name="Tahoma" fo:font-size="12pt" fo:language="en" fo:country="ZA" style:text-underline-style="none" fo:font-weight="normal" officeooo:rsid="00469e97" officeooo:paragraph-rsid="00469e97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27" style:family="paragraph" style:parent-style-name="Standard">
      <style:text-properties fo:color="#000000" style:font-name="Tahoma" fo:font-size="12pt" fo:language="en" fo:country="ZA" style:text-underline-style="none" fo:font-weight="normal" officeooo:rsid="004ea52d" officeooo:paragraph-rsid="004ea52d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28" style:family="paragraph" style:parent-style-name="Standard">
      <style:text-properties fo:color="#000000" style:font-name="Tahoma" fo:font-size="12pt" fo:language="en" fo:country="ZA" style:text-underline-style="none" fo:font-weight="normal" officeooo:rsid="004ea52d" officeooo:paragraph-rsid="0050799d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29" style:family="paragraph" style:parent-style-name="Standard">
      <style:text-properties fo:color="#000000" style:font-name="Tahoma" fo:font-size="12pt" fo:language="en" fo:country="ZA" style:text-underline-style="none" fo:font-weight="normal" officeooo:rsid="0050799d" officeooo:paragraph-rsid="0050799d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30" style:family="paragraph" style:parent-style-name="Standard">
      <style:text-properties fo:color="#000000" style:font-name="Tahoma" fo:font-size="12pt" fo:language="en" fo:country="ZA" style:text-underline-style="none" fo:font-weight="normal" officeooo:rsid="00530b7f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31" style:family="paragraph" style:parent-style-name="Standard">
      <style:text-properties fo:color="#000000" style:font-name="Tahoma" fo:font-size="12pt" fo:language="en" fo:country="ZA" style:text-underline-style="none" fo:font-weight="normal" officeooo:rsid="00530b7f" officeooo:paragraph-rsid="00530b7f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32" style:family="paragraph" style:parent-style-name="Standard">
      <style:text-properties fo:color="#000000" style:font-name="Tahoma" fo:font-size="12pt" fo:language="en" fo:country="ZA" style:text-underline-style="none" fo:font-weight="normal" officeooo:rsid="00681aa9" officeooo:paragraph-rsid="00681aa9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33" style:family="paragraph" style:parent-style-name="Standard">
      <style:text-properties fo:color="#000000" style:font-name="Tahoma" fo:font-size="12pt" fo:language="en" fo:country="ZA" style:text-underline-style="none" fo:font-weight="normal" officeooo:rsid="00681aa9" officeooo:paragraph-rsid="006cf0c7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34" style:family="paragraph" style:parent-style-name="Standard">
      <style:text-properties fo:color="#000000" style:font-name="Tahoma" fo:font-size="12pt" fo:language="en" fo:country="ZA" style:text-underline-style="none" fo:font-weight="normal" officeooo:rsid="006cf0c7" officeooo:paragraph-rsid="006cf0c7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35" style:family="paragraph" style:parent-style-name="Standard">
      <style:text-properties fo:color="#000000" style:font-name="Tahoma" fo:font-size="12pt" fo:language="en" fo:country="ZA" style:text-underline-style="none" fo:font-weight="normal" officeooo:rsid="0071d56a" officeooo:paragraph-rsid="0071d56a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36" style:family="paragraph" style:parent-style-name="Standard">
      <style:text-properties fo:color="#000000" style:font-name="Tahoma" fo:font-size="12pt" fo:language="en" fo:country="ZA" style:text-underline-style="none" fo:font-weight="normal" officeooo:rsid="007c2826" officeooo:paragraph-rsid="007c2826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37" style:family="paragraph" style:parent-style-name="Standard">
      <style:text-properties fo:color="#000000" style:font-name="Tahoma" fo:font-size="12pt" fo:language="en" fo:country="ZA" style:text-underline-style="none" fo:font-weight="normal" officeooo:rsid="007c7724" officeooo:paragraph-rsid="007c7724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38" style:family="paragraph" style:parent-style-name="Standard">
      <style:text-properties fo:color="#000000" style:font-name="Tahoma" fo:font-size="12pt" fo:language="en" fo:country="ZA" style:text-underline-style="none" fo:font-weight="normal" officeooo:rsid="008367a9" officeooo:paragraph-rsid="008367a9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39" style:family="paragraph" style:parent-style-name="Standard">
      <style:text-properties fo:color="#000000" style:font-name="Tahoma" fo:font-size="12pt" fo:language="en" fo:country="ZA" style:text-underline-style="none" fo:font-weight="normal" officeooo:rsid="00852444" officeooo:paragraph-rsid="00852444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40" style:family="paragraph" style:parent-style-name="Standard">
      <style:text-properties fo:color="#000000" style:font-name="Tahoma" fo:font-size="12pt" fo:language="en" fo:country="ZA" style:text-underline-style="none" fo:font-weight="normal" officeooo:rsid="008aaa4d" officeooo:paragraph-rsid="008aaa4d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41" style:family="paragraph" style:parent-style-name="Standard">
      <style:text-properties fo:color="#000000" style:font-name="Tahoma" fo:font-size="12pt" fo:language="en" fo:country="ZA" style:text-underline-style="none" fo:font-weight="normal" officeooo:rsid="009f3999" officeooo:paragraph-rsid="009f3999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42" style:family="paragraph" style:parent-style-name="Standard">
      <style:text-properties fo:color="#000000" style:font-name="Tahoma" fo:font-size="12pt" fo:language="en" fo:country="ZA" style:text-underline-style="none" fo:font-weight="normal" officeooo:rsid="00ad907c" officeooo:paragraph-rsid="00ad907c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43" style:family="paragraph" style:parent-style-name="Standard">
      <style:text-properties fo:color="#000000" style:font-name="Tahoma" fo:font-size="12pt" fo:language="en" fo:country="ZA" style:text-underline-style="none" fo:font-weight="normal" officeooo:rsid="00fc799a" officeooo:paragraph-rsid="0104c08e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44" style:family="paragraph" style:parent-style-name="Standard">
      <style:text-properties fo:color="#000000" style:font-name="Tahoma" fo:font-size="12pt" fo:language="en" fo:country="ZA" style:text-underline-style="none" fo:font-weight="normal" officeooo:rsid="0080ad92" officeooo:paragraph-rsid="007c7724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45" style:family="paragraph" style:parent-style-name="Standard">
      <style:text-properties fo:color="#000000" style:font-name="Tahoma" fo:font-size="12pt" fo:language="en" fo:country="ZA" style:text-underline-style="none" fo:font-weight="normal" officeooo:rsid="0080ad92" officeooo:paragraph-rsid="0104c08e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46" style:family="paragraph" style:parent-style-name="Standard">
      <style:text-properties fo:color="#000000" style:font-name="Tahoma" fo:font-size="12pt" fo:language="en" fo:country="ZA" style:text-underline-style="none" fo:font-weight="normal" officeooo:rsid="010a3f60" officeooo:paragraph-rsid="010a3f60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47" style:family="paragraph" style:parent-style-name="Standard">
      <style:text-properties fo:color="#000000" style:font-name="Tahoma" fo:font-size="12pt" fo:language="en" fo:country="ZA" style:text-underline-style="none" fo:font-weight="normal" officeooo:rsid="0125de24" officeooo:paragraph-rsid="0125de24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48" style:family="paragraph" style:parent-style-name="Standard">
      <style:text-properties fo:color="#000000" style:font-name="Tahoma" fo:font-size="12pt" fo:language="en" fo:country="ZA" style:text-underline-style="none" fo:font-weight="normal" officeooo:rsid="008650c1" officeooo:paragraph-rsid="008650c1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49" style:family="paragraph" style:parent-style-name="Standard">
      <style:text-properties fo:color="#000000" style:font-name="Tahoma" fo:font-size="12pt" fo:language="en" fo:country="ZA" style:text-underline-style="none" fo:font-weight="normal" officeooo:rsid="01272c66" officeooo:paragraph-rsid="01272c66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50" style:family="paragraph" style:parent-style-name="Standard">
      <style:text-properties fo:color="#000000" style:font-name="Tahoma" fo:font-size="12pt" fo:language="en" fo:country="ZA" style:text-underline-style="none" fo:font-weight="normal" officeooo:rsid="0129f9b4" officeooo:paragraph-rsid="0129f9b4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51" style:family="paragraph" style:parent-style-name="Standard">
      <style:text-properties fo:color="#000000" style:font-name="Tahoma" fo:font-size="12pt" fo:language="en" fo:country="ZA" style:text-underline-style="none" fo:font-weight="normal" officeooo:rsid="012bf025" officeooo:paragraph-rsid="012bf025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52" style:family="paragraph" style:parent-style-name="Standard">
      <style:text-properties fo:color="#000000" style:font-name="Tahoma" fo:font-size="12pt" fo:language="en" fo:country="ZA" style:text-underline-style="none" fo:font-weight="normal" officeooo:rsid="0155043f" officeooo:paragraph-rsid="0155043f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53" style:family="paragraph" style:parent-style-name="Standard">
      <style:text-properties fo:color="#000000" style:font-name="Tahoma" fo:font-size="12pt" fo:language="en" fo:country="ZA" style:text-underline-style="none" fo:font-weight="normal" officeooo:rsid="0155043f" officeooo:paragraph-rsid="01555a25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54" style:family="paragraph" style:parent-style-name="Standard">
      <style:text-properties fo:color="#000000" style:font-name="Tahoma" fo:font-size="12pt" fo:language="en" fo:country="ZA" style:text-underline-style="none" fo:font-weight="normal" officeooo:rsid="01555a25" officeooo:paragraph-rsid="01555a25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55" style:family="paragraph" style:parent-style-name="Standard">
      <style:text-properties fo:color="#000000" style:font-name="Tahoma" fo:font-size="12pt" fo:language="en" fo:country="ZA" style:text-underline-style="none" fo:font-weight="normal" officeooo:rsid="01555a25" officeooo:paragraph-rsid="015d117a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56" style:family="paragraph" style:parent-style-name="Standard">
      <style:text-properties fo:color="#000000" style:font-name="Tahoma" fo:font-size="12pt" fo:language="en" fo:country="ZA" style:text-underline-style="none" fo:font-weight="normal" officeooo:rsid="015711ca" officeooo:paragraph-rsid="015711ca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57" style:family="paragraph" style:parent-style-name="Standard">
      <style:text-properties fo:color="#000000" style:font-name="Tahoma" fo:font-size="12pt" fo:language="en" fo:country="ZA" style:text-underline-style="none" fo:font-weight="normal" officeooo:rsid="0158e900" officeooo:paragraph-rsid="0158e900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58" style:family="paragraph" style:parent-style-name="Standard">
      <style:text-properties fo:color="#000000" style:font-name="Tahoma" fo:font-size="12pt" fo:language="en" fo:country="ZA" style:text-underline-style="none" fo:font-weight="normal" officeooo:rsid="0158e900" officeooo:paragraph-rsid="01594635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59" style:family="paragraph" style:parent-style-name="Standard">
      <style:text-properties fo:color="#000000" style:font-name="Tahoma" fo:font-size="12pt" fo:language="en" fo:country="ZA" style:text-underline-style="none" fo:font-weight="normal" officeooo:rsid="015d117a" officeooo:paragraph-rsid="015d117a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60" style:family="paragraph" style:parent-style-name="Standard">
      <style:text-properties fo:color="#000000" style:font-name="Tahoma" fo:font-size="12pt" fo:language="en" fo:country="ZA" style:text-underline-style="none" fo:font-weight="normal" officeooo:rsid="016e04e0" officeooo:paragraph-rsid="016e04e0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61" style:family="paragraph" style:parent-style-name="Standard">
      <style:text-properties fo:color="#000000" style:font-name="Tahoma" fo:font-size="12pt" fo:language="en" fo:country="ZA" style:text-underline-style="none" fo:font-weight="normal" officeooo:rsid="016fb650" officeooo:paragraph-rsid="016fb650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62" style:family="paragraph" style:parent-style-name="Standard">
      <style:text-properties fo:color="#000000" style:font-name="Tahoma" fo:font-size="12pt" fo:language="en" fo:country="ZA" style:text-underline-style="none" fo:font-weight="normal" officeooo:rsid="016fb650" officeooo:paragraph-rsid="0179bcba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63" style:family="paragraph" style:parent-style-name="Standard">
      <style:text-properties fo:color="#000000" style:font-name="Tahoma" fo:font-size="12pt" fo:language="en" fo:country="ZA" style:text-underline-style="none" fo:font-weight="normal" officeooo:rsid="0174f900" officeooo:paragraph-rsid="0174f900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64" style:family="paragraph" style:parent-style-name="Standard">
      <style:text-properties fo:color="#000000" style:font-name="Tahoma" fo:font-size="12pt" fo:language="en" fo:country="ZA" style:text-underline-style="none" fo:font-weight="normal" officeooo:rsid="0179bcba" officeooo:paragraph-rsid="0179bcba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65" style:family="paragraph" style:parent-style-name="Standard">
      <style:text-properties fo:color="#000000" style:font-name="Tahoma" fo:font-size="12pt" fo:language="en" fo:country="ZA" style:text-underline-style="none" fo:font-weight="bold" officeooo:rsid="004ea52d" officeooo:paragraph-rsid="004ea52d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66" style:family="paragraph" style:parent-style-name="Standard">
      <style:text-properties fo:color="#000000" style:font-name="Tahoma" fo:font-size="12pt" fo:language="en" fo:country="ZA" style:text-underline-style="none" fo:font-weight="bold" officeooo:rsid="004ea52d" officeooo:paragraph-rsid="0050799d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67" style:family="paragraph" style:parent-style-name="Standard">
      <style:text-properties fo:color="#000000" style:font-name="Tahoma" fo:font-size="12pt" fo:language="en" fo:country="ZA" style:text-underline-style="none" fo:font-weight="bold" officeooo:rsid="004ea52d" officeooo:paragraph-rsid="009f3999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68" style:family="paragraph" style:parent-style-name="Standard">
      <style:text-properties fo:color="#000000" style:font-name="Calibri" fo:font-size="11pt" fo:language="en" fo:country="ZA" style:text-underline-style="none" fo:font-weight="normal" officeooo:rsid="007c7724" officeooo:paragraph-rsid="007c7724" fo:background-color="#ffff00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169" style:family="paragraph" style:parent-style-name="Standard">
      <style:text-properties officeooo:paragraph-rsid="0050799d"/>
    </style:style>
    <style:style style:name="P170" style:family="paragraph" style:parent-style-name="Standard">
      <style:text-properties officeooo:rsid="00401fe3" officeooo:paragraph-rsid="00401fe3"/>
    </style:style>
    <style:style style:name="P171" style:family="paragraph" style:parent-style-name="Standard">
      <style:text-properties officeooo:rsid="00702fad" officeooo:paragraph-rsid="00702fad"/>
    </style:style>
    <style:style style:name="P172" style:family="paragraph" style:parent-style-name="Standard">
      <style:text-properties officeooo:rsid="0074888b" officeooo:paragraph-rsid="0074888b"/>
    </style:style>
    <style:style style:name="P173" style:family="paragraph" style:parent-style-name="Standard">
      <style:text-properties officeooo:rsid="00261ef2" officeooo:paragraph-rsid="00261ef2"/>
    </style:style>
    <style:style style:name="P174" style:family="paragraph" style:parent-style-name="Standard">
      <style:text-properties officeooo:paragraph-rsid="008650c1"/>
    </style:style>
    <style:style style:name="P175" style:family="paragraph" style:parent-style-name="Standard">
      <style:text-properties style:font-name="Calibri" fo:font-size="11pt" fo:language="en" fo:country="ZA" fo:background-color="#ffff00"/>
    </style:style>
    <style:style style:name="P176" style:family="paragraph" style:parent-style-name="Standard">
      <style:text-properties fo:background-color="#ffff00"/>
    </style:style>
    <style:style style:name="P177" style:family="paragraph" style:parent-style-name="Standard">
      <style:text-properties officeooo:paragraph-rsid="007e51b2"/>
    </style:style>
    <style:style style:name="P178" style:family="paragraph" style:parent-style-name="Standard">
      <style:text-properties officeooo:rsid="009f98cb" officeooo:paragraph-rsid="009f98cb"/>
    </style:style>
    <style:style style:name="P179" style:family="paragraph" style:parent-style-name="Standard">
      <style:text-properties officeooo:rsid="006e854b" officeooo:paragraph-rsid="006e854b"/>
    </style:style>
    <style:style style:name="P180" style:family="paragraph" style:parent-style-name="Standard">
      <style:text-properties officeooo:rsid="00ae4ede" officeooo:paragraph-rsid="00ae4ede"/>
    </style:style>
    <style:style style:name="P181" style:family="paragraph" style:parent-style-name="Standard">
      <style:text-properties officeooo:rsid="0097f2e1" officeooo:paragraph-rsid="006af37d"/>
    </style:style>
    <style:style style:name="P182" style:family="paragraph" style:parent-style-name="Standard">
      <style:text-properties officeooo:rsid="006914e0" officeooo:paragraph-rsid="006914e0"/>
    </style:style>
    <style:style style:name="P183" style:family="paragraph" style:parent-style-name="Standard">
      <style:text-properties officeooo:rsid="00d26f4d" officeooo:paragraph-rsid="00d26f4d"/>
    </style:style>
    <style:style style:name="P184" style:family="paragraph" style:parent-style-name="Standard">
      <style:text-properties officeooo:rsid="01142ea9" officeooo:paragraph-rsid="01142ea9"/>
    </style:style>
    <style:style style:name="P185" style:family="paragraph" style:parent-style-name="Standard">
      <style:text-properties style:text-underline-style="none" officeooo:rsid="00f08e64" officeooo:paragraph-rsid="00c67b6c"/>
    </style:style>
    <style:style style:name="P186" style:family="paragraph" style:parent-style-name="Standard">
      <style:text-properties style:text-underline-style="none" officeooo:rsid="01142ea9" officeooo:paragraph-rsid="01142ea9"/>
    </style:style>
    <style:style style:name="P187" style:family="paragraph" style:parent-style-name="Standard">
      <style:text-properties fo:font-variant="normal" fo:text-transform="none" fo:color="#000000" style:font-name="Calibri1" fo:font-size="10.5pt" fo:letter-spacing="normal" fo:font-style="normal" fo:font-weight="normal" officeooo:rsid="007fb5a8" officeooo:paragraph-rsid="007fb5a8" style:font-style-asian="normal" style:font-style-complex="normal"/>
    </style:style>
    <style:style style:name="P188" style:family="paragraph" style:parent-style-name="Standard">
      <style:text-properties fo:font-variant="normal" fo:text-transform="none" fo:color="#000000" style:font-name="Tahoma" fo:font-size="12pt" fo:letter-spacing="normal" fo:language="en" fo:country="ZA" fo:font-style="normal" style:text-underline-style="solid" style:text-underline-width="auto" style:text-underline-color="font-color" fo:font-weight="bold" officeooo:rsid="008aaa4d" officeooo:paragraph-rsid="0167c2b5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189" style:family="paragraph" style:parent-style-name="Standard">
      <style:text-properties fo:font-variant="normal" fo:text-transform="none" fo:color="#212121" style:font-name="Calibri" fo:font-size="10.5pt" fo:letter-spacing="normal" fo:language="en" fo:country="ZA" fo:font-style="normal" fo:font-weight="normal" officeooo:rsid="0026da3a" officeooo:paragraph-rsid="0026da3a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190" style:family="paragraph" style:parent-style-name="Standard">
      <style:text-properties fo:font-variant="normal" fo:text-transform="none" fo:color="#242729" style:font-name="Consolas" fo:font-size="9.75pt" fo:letter-spacing="normal" fo:language="en" fo:country="ZA" fo:font-style="normal" style:text-underline-style="none" fo:font-weight="normal" officeooo:rsid="014a48be" officeooo:paragraph-rsid="014a48be" style:font-name-asian="Droid Sans Fallback" style:font-size-asian="8.75pt" style:language-asian="zh" style:country-asian="CN" style:font-weight-asian="normal" style:font-name-complex="DejaVu Sans" style:font-size-complex="10pt" style:language-complex="hi" style:country-complex="IN" style:font-weight-complex="normal"/>
    </style:style>
    <style:style style:name="P191" style:family="paragraph" style:parent-style-name="Standard">
      <style:text-properties fo:font-variant="normal" fo:text-transform="none" fo:color="#242729" style:font-name="Consolas" fo:font-size="9.75pt" fo:letter-spacing="normal" fo:language="en" fo:country="ZA" fo:font-style="normal" style:text-underline-style="none" fo:font-weight="normal" officeooo:rsid="0167c2b5" officeooo:paragraph-rsid="0167c2b5" style:font-name-asian="Droid Sans Fallback" style:font-size-asian="8.75pt" style:language-asian="zh" style:country-asian="CN" style:font-weight-asian="normal" style:font-name-complex="DejaVu Sans" style:font-size-complex="10pt" style:language-complex="hi" style:country-complex="IN" style:font-weight-complex="normal"/>
    </style:style>
    <style:style style:name="P192" style:family="paragraph" style:parent-style-name="Standard">
      <style:text-properties officeooo:rsid="007403a7" officeooo:paragraph-rsid="007403a7"/>
    </style:style>
    <style:style style:name="P193" style:family="paragraph" style:parent-style-name="Standard">
      <style:text-properties officeooo:rsid="006d32d2" officeooo:paragraph-rsid="01458fd5"/>
    </style:style>
    <style:style style:name="P194" style:family="paragraph" style:parent-style-name="Standard">
      <style:text-properties officeooo:rsid="0171ae79" officeooo:paragraph-rsid="0171ae79"/>
    </style:style>
    <style:style style:name="P195" style:family="paragraph" style:parent-style-name="Text_20_body">
      <style:text-properties fo:color="#00000a" style:font-name="Nimbus Roman No9 L" fo:font-size="12pt" fo:language="en" fo:country="ZA" officeooo:rsid="0021c83f" officeooo:paragraph-rsid="001e53bc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196" style:family="paragraph" style:parent-style-name="Text_20_body">
      <style:text-properties fo:color="#00000a" style:font-name="Nimbus Roman No9 L" fo:font-size="12pt" fo:language="en" fo:country="ZA" officeooo:rsid="002f9bff" officeooo:paragraph-rsid="002f9bff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197" style:family="paragraph" style:parent-style-name="Text_20_body">
      <style:text-properties fo:color="#00000a" style:font-name="Nimbus Roman No9 L" fo:font-size="12pt" fo:language="en" fo:country="ZA" officeooo:rsid="00374552" officeooo:paragraph-rsid="00374552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198" style:family="paragraph" style:parent-style-name="Text_20_body">
      <style:text-properties fo:color="#00000a" style:font-name="Nimbus Roman No9 L" fo:font-size="12pt" fo:language="en" fo:country="ZA" officeooo:rsid="003bc322" officeooo:paragraph-rsid="003bc322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199" style:family="paragraph" style:parent-style-name="Text_20_body">
      <style:text-properties fo:color="#00000a" style:font-name="Nimbus Roman No9 L" fo:font-size="12pt" fo:language="en" fo:country="ZA" officeooo:rsid="004d0d4e" officeooo:paragraph-rsid="004d0d4e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200" style:family="paragraph" style:parent-style-name="Text_20_body">
      <style:text-properties fo:color="#00000a" style:font-name="Nimbus Roman No9 L" fo:font-size="12pt" fo:language="en" fo:country="ZA" officeooo:rsid="0050799d" officeooo:paragraph-rsid="0050799d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201" style:family="paragraph" style:parent-style-name="Text_20_body">
      <style:text-properties fo:color="#00000a" style:font-name="Nimbus Roman No9 L" fo:font-size="12pt" fo:language="en" fo:country="ZA" officeooo:rsid="00db6e07" officeooo:paragraph-rsid="00db6e07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202" style:family="paragraph" style:parent-style-name="Text_20_body">
      <style:text-properties fo:color="#00000a" style:font-name="Nimbus Roman No9 L" fo:font-size="12pt" fo:language="en" fo:country="ZA" officeooo:rsid="00db6e07" officeooo:paragraph-rsid="00f436e2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203" style:family="paragraph" style:parent-style-name="Text_20_body">
      <style:text-properties fo:color="#00000a" style:font-name="Nimbus Roman No9 L" fo:font-size="12pt" fo:language="en" fo:country="ZA" officeooo:rsid="00f2f3cb" officeooo:paragraph-rsid="00f2f3cb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204" style:family="paragraph" style:parent-style-name="Text_20_body">
      <style:text-properties officeooo:paragraph-rsid="0033fa84"/>
    </style:style>
    <style:style style:name="P205" style:family="paragraph" style:parent-style-name="Text_20_body">
      <style:text-properties fo:color="#000000" style:font-name="Tahoma" fo:font-size="12pt" fo:language="en" fo:country="ZA" style:text-underline-style="none" fo:font-weight="normal" officeooo:rsid="00530b7f" officeooo:paragraph-rsid="00530b7f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206" style:family="paragraph" style:parent-style-name="Text_20_body">
      <style:text-properties fo:color="#000000" style:font-name="Tahoma" fo:font-size="12pt" fo:language="en" fo:country="ZA" style:text-underline-style="none" fo:font-weight="normal" officeooo:rsid="00469e97" officeooo:paragraph-rsid="00469e97" style:font-name-asian="Droid Sans Fallback" style:font-size-asian="12pt" style:language-asian="zh" style:country-asian="CN" style:font-name-complex="DejaVu Sans" style:font-size-complex="12pt" style:language-complex="hi" style:country-complex="IN"/>
    </style:style>
    <style:style style:name="P207" style:family="paragraph" style:parent-style-name="Text_20_body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03ccbe2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208" style:family="paragraph" style:parent-style-name="Text_20_body">
      <style:text-properties fo:color="#000000" style:font-name="Tahoma" fo:font-size="10pt" fo:language="en" fo:country="ZA" style:text-underline-style="none" fo:font-weight="normal" officeooo:rsid="00b8da33" officeooo:paragraph-rsid="00b8da33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209" style:family="paragraph" style:parent-style-name="Text_20_body">
      <style:paragraph-properties fo:margin-top="0cm" fo:margin-bottom="0cm" loext:contextual-spacing="false"/>
    </style:style>
    <style:style style:name="P210" style:family="paragraph" style:parent-style-name="Text_20_body">
      <style:paragraph-properties fo:margin-top="0cm" fo:margin-bottom="0cm" loext:contextual-spacing="false"/>
      <style:text-properties officeooo:rsid="00f8c475" officeooo:paragraph-rsid="00f8c475"/>
    </style:style>
    <style:style style:name="P211" style:family="paragraph" style:parent-style-name="Preformatted_20_Text">
      <style:paragraph-properties fo:margin-top="0cm" fo:margin-bottom="0.499cm" loext:contextual-spacing="false"/>
    </style:style>
    <style:style style:name="P212" style:family="paragraph" style:parent-style-name="Preformatted_20_Text">
      <style:text-properties fo:font-variant="normal" fo:text-transform="none" fo:color="#242729" style:font-name="Consolas" fo:font-size="9.75pt" fo:letter-spacing="normal" fo:language="en" fo:country="ZA" fo:font-style="normal" style:text-underline-style="none" fo:font-weight="normal" officeooo:rsid="0167c2b5" officeooo:paragraph-rsid="0167c2b5" style:font-name-asian="Droid Sans Fallback" style:font-size-asian="8.75pt" style:language-asian="zh" style:country-asian="CN" style:font-weight-asian="normal" style:font-name-complex="DejaVu Sans" style:font-size-complex="10pt" style:language-complex="hi" style:country-complex="IN" style:font-weight-complex="normal"/>
    </style:style>
    <style:style style:name="P213" style:family="paragraph" style:parent-style-name="Preformatted_20_Text">
      <style:text-properties fo:color="#000000" style:font-name="Tahoma" fo:font-size="10pt" fo:language="en" fo:country="ZA" style:text-underline-style="none" fo:font-weight="normal" officeooo:rsid="00cae64f" officeooo:paragraph-rsid="00cae64f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214" style:family="paragraph" style:parent-style-name="Standard" style:master-page-name="Standard">
      <style:paragraph-properties style:page-number="auto"/>
    </style:style>
    <style:style style:name="P215" style:family="paragraph" style:parent-style-name="Standard">
      <style:text-properties fo:color="#000000" style:font-name="Tahoma" fo:font-size="12pt" fo:language="en" fo:country="ZA" style:text-underline-style="none" fo:font-weight="bold" officeooo:rsid="004ea52d" officeooo:paragraph-rsid="004ea52d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P216" style:family="paragraph" style:parent-style-name="Standard">
      <style:text-properties fo:color="#000000" style:font-name="Tahoma" fo:font-size="12pt" fo:language="en" fo:country="ZA" style:text-underline-style="none" fo:font-weight="normal" officeooo:rsid="009f3999" officeooo:paragraph-rsid="017c51c7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217" style:family="paragraph" style:parent-style-name="Standard">
      <style:text-properties fo:color="#000000" style:font-name="Tahoma" fo:font-size="12pt" fo:language="en" fo:country="ZA" style:text-underline-style="none" fo:font-weight="normal" officeooo:rsid="017c51c7" officeooo:paragraph-rsid="017c51c7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218" style:family="paragraph" style:parent-style-name="Standard">
      <style:text-properties fo:color="#000000" style:font-name="Tahoma" fo:font-size="12pt" fo:language="en" fo:country="ZA" style:text-underline-style="none" fo:font-weight="normal" officeooo:rsid="004ea52d" officeooo:paragraph-rsid="004ea52d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219" style:family="paragraph" style:parent-style-name="Standard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officeooo:paragraph-rsid="017c51c7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220" style:family="paragraph" style:parent-style-name="Table_20_Contents">
      <style:paragraph-properties fo:text-align="start" style:justify-single-word="false"/>
      <style:text-properties fo:color="#000000"/>
    </style:style>
    <style:style style:name="P221" style:family="paragraph" style:parent-style-name="Text_20_body">
      <style:text-properties fo:color="#000000" style:font-name="Tahoma" fo:font-size="12pt" fo:language="en" fo:country="ZA" style:text-underline-style="none" fo:font-weight="normal" officeooo:rsid="017c51c7" officeooo:paragraph-rsid="00530b7f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222" style:family="paragraph" style:parent-style-name="Text_20_body">
      <style:text-properties fo:color="#000000" style:font-name="Tahoma" fo:font-size="12pt" fo:language="en" fo:country="ZA" style:text-underline-style="solid" style:text-underline-width="auto" style:text-underline-color="font-color" fo:font-weight="bold" officeooo:rsid="0155043f" officeooo:paragraph-rsid="0155043f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P223" style:family="paragraph" style:parent-style-name="Text_20_body">
      <style:text-properties style:font-name="Tahoma"/>
    </style:style>
    <style:style style:name="P224" style:family="paragraph" style:parent-style-name="Text_20_body">
      <style:paragraph-properties fo:margin-top="0cm" fo:margin-bottom="0cm" loext:contextual-spacing="false" style:line-height-at-least="0.423cm"/>
      <style:text-properties fo:color="#000000" style:font-name="Tahoma" fo:font-size="12pt"/>
    </style:style>
    <style:style style:name="P225" style:family="paragraph" style:parent-style-name="Text_20_body">
      <style:paragraph-properties fo:margin-top="0cm" fo:margin-bottom="0cm" loext:contextual-spacing="false" style:line-height-at-least="0.423cm"/>
      <style:text-properties fo:color="#000000" style:text-line-through-style="none" style:text-line-through-type="none" style:font-name="Tahoma" fo:font-size="12pt" style:text-underline-style="none" fo:font-weight="normal" style:text-blinking="false"/>
    </style:style>
    <style:style style:name="P226" style:family="paragraph" style:parent-style-name="Text_20_body">
      <style:paragraph-properties fo:margin-top="0cm" fo:margin-bottom="0cm" loext:contextual-spacing="false" style:line-height-at-least="0.423cm"/>
      <style:text-properties fo:color="#000000" style:text-line-through-style="none" style:text-line-through-type="none" style:text-underline-style="none" style:text-blinking="false"/>
    </style:style>
    <style:style style:name="P227" style:family="paragraph" style:parent-style-name="Text_20_body">
      <style:paragraph-properties fo:margin-top="0cm" fo:margin-bottom="0cm" loext:contextual-spacing="false" style:line-height-at-least="0.423cm"/>
      <style:text-properties fo:color="#000000" style:text-line-through-style="none" style:text-line-through-type="none" style:font-name="Nimbus Roman No9 L1" fo:font-size="12pt" style:text-underline-style="none" fo:font-weight="normal" style:text-blinking="false"/>
    </style:style>
    <style:style style:name="P228" style:family="paragraph" style:parent-style-name="Text_20_body">
      <style:paragraph-properties fo:margin-top="0cm" fo:margin-bottom="0cm" loext:contextual-spacing="false" style:line-height-at-least="0.423cm"/>
    </style:style>
    <style:style style:name="P229" style:family="paragraph" style:parent-style-name="Text_20_body">
      <style:paragraph-properties fo:margin-top="0cm" fo:margin-bottom="0cm" loext:contextual-spacing="false" style:line-height-at-least="0.423cm"/>
      <style:text-properties style:text-line-through-style="none" style:text-line-through-type="none" style:font-name="Tahoma" fo:font-size="12pt" style:text-underline-style="none" fo:font-weight="normal" style:text-blinking="false"/>
    </style:style>
    <style:style style:name="P230" style:family="paragraph" style:parent-style-name="Text_20_body">
      <style:paragraph-properties fo:margin-top="0cm" fo:margin-bottom="0cm" loext:contextual-spacing="false"/>
      <style:text-properties style:font-name="Tahoma"/>
    </style:style>
    <style:style style:name="P23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ahoma" fo:font-size="12pt" fo:letter-spacing="normal" fo:font-style="normal" fo:font-weight="normal"/>
    </style:style>
    <style:style style:name="P232" style:family="paragraph">
      <style:paragraph-properties fo:text-align="center"/>
    </style:style>
    <style:style style:name="T1" style:family="text">
      <style:text-properties officeooo:rsid="00261e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faa33a" style:font-weight-asian="bold" style:font-weight-complex="bold"/>
    </style:style>
    <style:style style:name="T4" style:family="text">
      <style:text-properties fo:font-weight="bold" officeooo:rsid="00b81485" style:font-weight-asian="bold" style:font-weight-complex="bold"/>
    </style:style>
    <style:style style:name="T5" style:family="text">
      <style:text-properties fo:font-weight="bold" officeooo:rsid="005088d0" style:font-weight-asian="bold" style:font-weight-complex="bold"/>
    </style:style>
    <style:style style:name="T6" style:family="text">
      <style:text-properties fo:font-weight="bold" officeooo:rsid="00fed30f" style:font-weight-asian="bold" style:font-weight-complex="bold"/>
    </style:style>
    <style:style style:name="T7" style:family="text">
      <style:text-properties fo:font-weight="bold" officeooo:rsid="01077234" style:font-weight-asian="bold" style:font-weight-complex="bold"/>
    </style:style>
    <style:style style:name="T8" style:family="text">
      <style:text-properties fo:font-weight="bold" officeooo:rsid="01078766" style:font-weight-asian="bold" style:font-weight-complex="bold"/>
    </style:style>
    <style:style style:name="T9" style:family="text">
      <style:text-properties fo:font-weight="bold" officeooo:rsid="010b52e1" style:font-weight-asian="bold" style:font-weight-complex="bold"/>
    </style:style>
    <style:style style:name="T10" style:family="text">
      <style:text-properties fo:font-weight="bold" officeooo:rsid="011953d8" style:font-weight-asian="bold" style:font-weight-complex="bold"/>
    </style:style>
    <style:style style:name="T11" style:family="text">
      <style:text-properties fo:font-weight="bold" officeooo:rsid="011e30e6" style:font-weight-asian="bold" style:font-weight-complex="bold"/>
    </style:style>
    <style:style style:name="T12" style:family="text">
      <style:text-properties fo:font-weight="bold" officeooo:rsid="014ee56e" style:font-weight-asian="bold" style:font-weight-complex="bold"/>
    </style:style>
    <style:style style:name="T13" style:family="text">
      <style:text-properties fo:font-weight="bold" officeooo:rsid="0171d60d" style:font-weight-asian="bold" style:font-weight-complex="bold"/>
    </style:style>
    <style:style style:name="T14" style:family="text">
      <style:text-properties officeooo:rsid="002e4bc4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1a722" style:font-weight-asian="normal" style:font-weight-complex="normal"/>
    </style:style>
    <style:style style:name="T17" style:family="text">
      <style:text-properties fo:font-weight="normal" officeooo:rsid="00ddba5b" style:font-weight-asian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33fa84"/>
    </style:style>
    <style:style style:name="T21" style:family="text">
      <style:text-properties officeooo:rsid="003776f0"/>
    </style:style>
    <style:style style:name="T22" style:family="text">
      <style:text-properties officeooo:rsid="003bc322"/>
    </style:style>
    <style:style style:name="T23" style:family="text">
      <style:text-properties fo:font-size="12pt" fo:font-weight="bold"/>
    </style:style>
    <style:style style:name="T24" style:family="text">
      <style:text-properties fo:color="#000000" style:font-name="Tahoma" fo:font-size="10pt"/>
    </style:style>
    <style:style style:name="T25" style:family="text">
      <style:text-properties fo:color="#000000" style:font-name="Tahoma" fo:font-size="12pt" fo:language="en" fo:country="ZA" style:text-underline-style="solid" style:text-underline-width="auto" style:text-underline-color="font-color" fo:font-weight="bold" officeooo:rsid="00469e97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T26" style:family="text">
      <style:text-properties fo:color="#000000" style:font-name="Tahoma" fo:font-size="12pt" fo:language="en" fo:country="ZA" style:text-underline-style="none" fo:font-weight="normal" officeooo:rsid="004ea52d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T27" style:family="text">
      <style:text-properties fo:color="#000000" style:font-name="Tahoma" fo:font-size="12pt" fo:language="en" fo:country="ZA" style:text-underline-style="none" fo:font-weight="normal" officeooo:rsid="0050799d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T28" style:family="text">
      <style:text-properties fo:color="#000000" style:font-name="Tahoma" fo:font-size="12pt" fo:language="en" fo:country="ZA" style:text-underline-style="none" fo:font-weight="normal" officeooo:rsid="005088d0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T29" style:family="text">
      <style:text-properties fo:color="#000000" style:font-name="Tahoma" fo:font-size="12pt" fo:language="en" fo:country="ZA" style:text-underline-style="none" fo:font-weight="normal" officeooo:rsid="008650c1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T30" style:family="text">
      <style:text-properties fo:color="#000000" style:font-name="Tahoma" fo:font-size="12pt" fo:language="en" fo:country="ZA" style:text-underline-style="none" fo:font-weight="normal" officeooo:rsid="017c51c7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T31" style:family="text">
      <style:text-properties fo:color="#000000" style:font-name="Tahoma" fo:font-size="12pt" fo:language="en" fo:country="ZA" style:text-underline-style="none" fo:font-weight="bold" officeooo:rsid="005088d0" style:font-name-asian="Droid Sans Fallback" style:font-size-asian="12pt" style:language-asian="zh" style:country-asian="CN" style:font-weight-asian="bold" style:font-name-complex="DejaVu Sans" style:font-size-complex="12pt" style:language-complex="hi" style:country-complex="IN" style:font-weight-complex="bold"/>
    </style:style>
    <style:style style:name="T32" style:family="text">
      <style:text-properties fo:color="#000000" style:font-name="Tahoma" style:text-underline-style="solid" style:text-underline-width="auto" style:text-underline-color="font-color" officeooo:rsid="00469e97"/>
    </style:style>
    <style:style style:name="T33" style:family="text">
      <style:text-properties fo:color="#000000" style:text-line-through-style="none" style:text-line-through-type="none" style:font-name="Tahoma" fo:font-size="12pt" style:text-underline-style="none" fo:font-weight="normal" style:text-blinking="false"/>
    </style:style>
    <style:style style:name="T34" style:family="text">
      <style:text-properties fo:color="#000000" fo:font-size="12pt" fo:language="en" fo:country="ZA" style:text-underline-style="solid" style:text-underline-width="auto" style:text-underline-color="font-color" fo:font-weight="bold" officeooo:rsid="00469e97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T35" style:family="text">
      <style:text-properties officeooo:rsid="0050799d"/>
    </style:style>
    <style:style style:name="T36" style:family="text">
      <style:text-properties officeooo:rsid="005088d0"/>
    </style:style>
    <style:style style:name="T37" style:family="text">
      <style:text-properties officeooo:rsid="00562a9d"/>
    </style:style>
    <style:style style:name="T38" style:family="text">
      <style:text-properties style:font-name="Calibri" fo:font-size="11pt" fo:language="en" fo:country="ZA"/>
    </style:style>
    <style:style style:name="T39" style:family="text">
      <style:text-properties officeooo:rsid="007e51b2"/>
    </style:style>
    <style:style style:name="T40" style:family="text">
      <style:text-properties style:text-underline-style="solid" style:text-underline-type="double" style:text-underline-width="auto" style:text-underline-color="font-color"/>
    </style:style>
    <style:style style:name="T41" style:family="text">
      <style:text-properties officeooo:rsid="0087c4ad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bold" officeooo:rsid="00769fbf" style:font-weight-asian="bold" style:font-weight-complex="bold"/>
    </style:style>
    <style:style style:name="T45" style:family="text">
      <style:text-properties officeooo:rsid="0091abf1"/>
    </style:style>
    <style:style style:name="T46" style:family="text">
      <style:text-properties officeooo:rsid="009a72ab"/>
    </style:style>
    <style:style style:name="T47" style:family="text">
      <style:text-properties officeooo:rsid="00a5dfa8"/>
    </style:style>
    <style:style style:name="T48" style:family="text">
      <style:text-properties officeooo:rsid="00a6f7e4"/>
    </style:style>
    <style:style style:name="T49" style:family="text">
      <style:text-properties officeooo:rsid="00b7ded2"/>
    </style:style>
    <style:style style:name="T50" style:family="text">
      <style:text-properties style:text-position="super 58%" officeooo:rsid="00b7ded2"/>
    </style:style>
    <style:style style:name="T51" style:family="text">
      <style:text-properties officeooo:rsid="00b81485"/>
    </style:style>
    <style:style style:name="T52" style:family="text">
      <style:text-properties officeooo:rsid="00bd0ac6"/>
    </style:style>
    <style:style style:name="T53" style:family="text">
      <style:text-properties officeooo:rsid="00c44687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officeooo:rsid="01458fd5"/>
    </style:style>
    <style:style style:name="T56" style:family="text">
      <style:text-properties style:text-underline-style="none" officeooo:rsid="015e20aa"/>
    </style:style>
    <style:style style:name="T57" style:family="text">
      <style:text-properties officeooo:rsid="00cae64f"/>
    </style:style>
    <style:style style:name="T58" style:family="text">
      <style:text-properties officeooo:rsid="00d66af5"/>
    </style:style>
    <style:style style:name="T59" style:family="text">
      <style:text-properties officeooo:rsid="00ddba5b"/>
    </style:style>
    <style:style style:name="T60" style:family="text">
      <style:text-properties officeooo:rsid="00df8b03"/>
    </style:style>
    <style:style style:name="T61" style:family="text">
      <style:text-properties officeooo:rsid="00e67e4c"/>
    </style:style>
    <style:style style:name="T62" style:family="text">
      <style:text-properties officeooo:rsid="00f276dc"/>
    </style:style>
    <style:style style:name="T63" style:family="text">
      <style:text-properties officeooo:rsid="00f436e2"/>
    </style:style>
    <style:style style:name="T64" style:family="text">
      <style:text-properties officeooo:rsid="0101de7d"/>
    </style:style>
    <style:style style:name="T65" style:family="text">
      <style:text-properties style:font-weight-asian="normal" style:font-weight-complex="normal"/>
    </style:style>
    <style:style style:name="T66" style:family="text">
      <style:text-properties officeooo:rsid="0104c08e"/>
    </style:style>
    <style:style style:name="T67" style:family="text">
      <style:text-properties officeooo:rsid="01077234"/>
    </style:style>
    <style:style style:name="T68" style:family="text">
      <style:text-properties officeooo:rsid="01078766"/>
    </style:style>
    <style:style style:name="T69" style:family="text">
      <style:text-properties officeooo:rsid="01082c08"/>
    </style:style>
    <style:style style:name="T70" style:family="text">
      <style:text-properties officeooo:rsid="010b52e1"/>
    </style:style>
    <style:style style:name="T71" style:family="text">
      <style:text-properties officeooo:rsid="010bade5"/>
    </style:style>
    <style:style style:name="T72" style:family="text">
      <style:text-properties officeooo:rsid="00fed30f"/>
    </style:style>
    <style:style style:name="T73" style:family="text">
      <style:text-properties officeooo:rsid="0110685e"/>
    </style:style>
    <style:style style:name="T74" style:family="text">
      <style:text-properties officeooo:rsid="0119d6fc"/>
    </style:style>
    <style:style style:name="T75" style:family="text">
      <style:text-properties fo:font-variant="normal" fo:text-transform="none" style:font-name="Calibri2" fo:font-size="10.5pt" fo:letter-spacing="normal" fo:font-style="normal" fo:font-weight="normal"/>
    </style:style>
    <style:style style:name="T76" style:family="text">
      <style:text-properties fo:font-variant="normal" fo:text-transform="none" fo:color="#1f497d" style:font-name="Calibri2" fo:font-size="10.5pt" fo:letter-spacing="normal" fo:font-style="normal" fo:font-weight="normal"/>
    </style:style>
    <style:style style:name="T77" style:family="text">
      <style:text-properties fo:font-variant="normal" fo:text-transform="none" fo:color="#1f497d" fo:letter-spacing="normal"/>
    </style:style>
    <style:style style:name="T78" style:family="text">
      <style:text-properties fo:font-variant="normal" fo:text-transform="none" fo:color="#242729" style:font-name="Consolas" fo:font-size="9.75pt" fo:letter-spacing="normal" fo:font-style="normal" fo:background-color="#eff0f1" loext:char-shading-value="0" loext:padding="0cm" loext:border="none"/>
    </style:style>
    <style:style style:name="T79" style:family="text">
      <style:text-properties fo:font-variant="normal" fo:text-transform="none" fo:letter-spacing="normal" fo:font-style="normal" fo:background-color="#eff0f1" loext:char-shading-value="0" loext:padding="0cm" loext:border="none"/>
    </style:style>
    <style:style style:name="T80" style:family="text">
      <style:text-properties fo:font-variant="normal" fo:text-transform="none" fo:color="#000000" style:font-name="Tahoma" fo:font-size="12pt" fo:letter-spacing="normal" fo:language="en" fo:country="ZA" fo:font-style="normal" style:text-underline-style="none" fo:font-weight="normal" officeooo:rsid="017c51c7" fo:background-color="#eff0f1" loext:char-shading-value="0" style:font-name-asian="Droid Sans Fallback" style:font-size-asian="12pt" style:language-asian="zh" style:country-asian="CN" style:font-weight-asian="normal" style:font-name-complex="DejaVu Sans" style:font-size-complex="12pt" style:language-complex="hi" style:country-complex="IN" style:font-weight-complex="normal" loext:padding="0cm" loext:border="none"/>
    </style:style>
    <style:style style:name="T81" style:family="text">
      <style:text-properties officeooo:rsid="01272c66"/>
    </style:style>
    <style:style style:name="T82" style:family="text">
      <style:text-properties officeooo:rsid="012a14e0"/>
    </style:style>
    <style:style style:name="T83" style:family="text">
      <style:text-properties officeooo:rsid="013897b9"/>
    </style:style>
    <style:style style:name="T84" style:family="text">
      <style:text-properties officeooo:rsid="01526c5e"/>
    </style:style>
    <style:style style:name="T85" style:family="text">
      <style:text-properties officeooo:rsid="01594635"/>
    </style:style>
    <style:style style:name="T86" style:family="text">
      <style:text-properties officeooo:rsid="015d117a"/>
    </style:style>
    <style:style style:name="T87" style:family="text">
      <style:text-properties style:font-name="Consolas" officeooo:rsid="014a48be" fo:background-color="#eff0f1" loext:char-shading-value="0" style:font-name-asian="Droid Sans Fallback" style:font-name-complex="DejaVu Sans" loext:padding="0cm" loext:border="none"/>
    </style:style>
    <style:style style:name="T88" style:family="text">
      <style:text-properties officeooo:rsid="01695c0c"/>
    </style:style>
    <style:style style:name="T89" style:family="text">
      <style:text-properties officeooo:rsid="016dd3e1"/>
    </style:style>
    <style:style style:name="T90" style:family="text">
      <style:text-properties officeooo:rsid="0171d60d"/>
    </style:style>
    <style:style style:name="T91" style:family="text">
      <style:text-properties officeooo:rsid="0173e883"/>
    </style:style>
    <style:style style:name="T92" style:family="text">
      <style:text-properties officeooo:rsid="0179bcba"/>
    </style:style>
    <style:style style:name="T93" style:family="text">
      <style:text-properties officeooo:rsid="017c51c7"/>
    </style:style>
    <style:style style:name="T94" style:family="text">
      <style:text-properties fo:language="en" fo:country="ZA" style:language-asian="zh" style:country-asian="CN" style:language-complex="hi" style:country-complex="IN"/>
    </style:style>
    <style:style style:name="T95" style:family="text">
      <style:text-properties officeooo:rsid="017e4adf"/>
    </style:style>
    <style:style style:name="T96" style:family="text">
      <style:text-properties style:font-name="Tahoma" fo:font-size="12pt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4">Service desk <text:s/>011 289 3555</text:p>
      <text:p text:style-name="P182">NOC 811 6734</text:p>
      <text:p text:style-name="P183">Nurse 810 3352 (Mon - Fri)</text:p>
      <text:p text:style-name="Standard"><text:a xlink:type="simple" xlink:href="https://mail.multichoice.co.za/owa/redir.aspx?C=oTXszy05CECr9BvQ6uHBZOwxqFSYC9MIzXWJ0rkR6LTm7yvZJ16Mnv-P8Ty5QjPjAt1VoworILs.&amp;URL=https%3A%2F%2Fpasswordreset.multichoice.co.za%2F" office:target-frame-name="_blank" xlink:show="new" text:style-name="Internet_20_link" text:visited-style-name="Visited_20_Internet_20_Link"><text:span text:style-name="T38">https://passwordreset.multichoice.co.za/</text:span></text:a></text:p>
      <text:p text:style-name="P181"/>
      <text:p text:style-name="P193">Peoplesoft: <text:span text:style-name="T55">y^A&lt;v$Ugy;Bl</text:span><text:span text:style-name="T56">7_6BCQd%2N</text:span></text:p>
      <text:p text:style-name="P185"/>
      <text:p text:style-name="P95">Change Control logging</text:p>
      <text:p text:style-name="P184"><text:a xlink:type="simple" xlink:href="http://03rnb-hpsmweb01.za.ds.naspers.com:8080/sm/index.do?ctx=docEngine&amp;file=cm3r&amp;query=number%3D%22CC75281%22&amp;action=&amp;title" text:style-name="Internet_20_link" text:visited-style-name="Visited_20_Internet_20_Link"><text:span text:style-name="T42">http://03rnb-hpsmweb01.za.ds.naspers.com:8080/sm/index.do?ctx=docEngine&amp;file=cm3r&amp;query=number%3D%22CC75281%22&amp;action=&amp;title</text:span></text:a><text:span text:style-name="T54"> </text:span></text:p>
      <text:p text:style-name="P186">Access without proxy.</text:p>
      <text:p text:style-name="P186">Uses MCA credentials.</text:p>
      <text:p text:style-name="P185"/>
      <text:p text:style-name="Standard"><text:span text:style-name="T25">Proxy</text:span>:</text:p>
      <text:p text:style-name="Standard">MCA Network – <text:bookmark-start text:name="__DdeLink__3_1951845820"/>03rnb-proxy05<text:bookmark-end text:name="__DdeLink__3_1951845820"/> / 06 port 8080</text:p>
      <text:p text:style-name="P170">10.10.4.9:3128</text:p>
      <text:p text:style-name="P179">10.10.44.17:3128</text:p>
      <text:p text:style-name="P180">10.11.1.5 – ISN breakout</text:p>
      <text:p text:style-name="P170"/>
      <text:p text:style-name="P171">To check CDN issues: cdn.dstv.com/server.asp</text:p>
      <text:p text:style-name="P172">To check Teraco ping 10.11.1.60</text:p>
      <text:p text:style-name="P192">To check Votinig Errors check the rnd-webfarm servers.</text:p>
      <text:p text:style-name="P192"/>
      <text:p text:style-name="P96">Bash Shell issues</text:p>
      <text:p text:style-name="P1"/>
      <text:p text:style-name="P12">If shell is just $ and completion isn’t working, try:</text:p>
      <text:p text:style-name="P12">chsh -s /bin/bash (username)</text:p>
      <text:p text:style-name="P1"/>
      <text:p text:style-name="Standard"><text:span text:style-name="T25">RDP </text:span>- <text:span text:style-name="T1">Active Directory</text:span></text:p>
      <text:p text:style-name="Standard">Active directory: rdesktop zen.dstv.com -g 1920x1000</text:p>
      <text:p text:style-name="P2">PRTG Server 10.10.4.79</text:p>
      <text:p text:style-name="P189">rnd-vms01 : 10.10.54.171 and isn-vms01: 10.11.1.171  as jumpboxes for vcenter </text:p>
      <text:p text:style-name="P2"/>
      <text:p text:style-name="P2"><text:bookmark text:name="LPlnk564792"/><text:a xlink:type="simple" xlink:href="https://rnd-vc.dstvo.local/ui" office:target-frame-name="_blank" xlink:show="new" text:style-name="Internet_20_link" text:visited-style-name="Visited_20_Internet_20_Link"><text:span text:style-name="T75">https://</text:span></text:a><text:a xlink:type="simple" xlink:href="https://rnd-vc.dstvo.local/ui" office:target-frame-name="_blank" xlink:show="new" text:style-name="Internet_20_link" text:visited-style-name="Visited_20_Internet_20_Link"><text:span text:style-name="T75">r</text:span></text:a><text:a xlink:type="simple" xlink:href="https://rnd-vc.dstvo.local/ui" office:target-frame-name="_blank" xlink:show="new" text:style-name="Internet_20_link" text:visited-style-name="Visited_20_Internet_20_Link"><text:span text:style-name="T75">nd-vc.dstvo.local/ui</text:span></text:a><text:span text:style-name="T77"> </text:span><text:span text:style-name="T76">and /or </text:span><text:a xlink:type="simple" xlink:href="https://rnd-vc.dstvo.local/vsphere-client" office:target-frame-name="_blank" xlink:show="new" text:style-name="Internet_20_link" text:visited-style-name="Visited_20_Internet_20_Link"><text:span text:style-name="T75">https://rnd-vc.dstvo.local/vsphere-client</text:span></text:a></text:p>
      <text:p text:style-name="P2"><text:a xlink:type="simple" xlink:href="https://lon-vc.dstvo.local/ui" office:target-frame-name="_blank" xlink:show="new" text:style-name="Internet_20_link" text:visited-style-name="Visited_20_Internet_20_Link"><text:span text:style-name="T75">https://lon-vc.dstvo.local/ui</text:span></text:a><text:span text:style-name="T77"> </text:span><text:span text:style-name="T76">and /or </text:span><text:a xlink:type="simple" xlink:href="https://lon-vc.dstvo.local/vsphere-client" office:target-frame-name="_blank" xlink:show="new" text:style-name="Internet_20_link" text:visited-style-name="Visited_20_Internet_20_Link"><text:span text:style-name="T75">https://lon-vc.dstvo.local/vsphere-client</text:span></text:a></text:p>
      <text:p text:style-name="P2"><text:a xlink:type="simple" xlink:href="https://isn-vc.dstvo.local/ui" office:target-frame-name="_blank" xlink:show="new" text:style-name="Internet_20_link" text:visited-style-name="Visited_20_Internet_20_Link"><text:span text:style-name="T75">https://isn-vc.dstvo.local/ui</text:span></text:a><text:span text:style-name="T77"> </text:span><text:span text:style-name="T76">and /or </text:span><text:a xlink:type="simple" xlink:href="https://isn-vc.dstvo.local/vsphere-client" office:target-frame-name="_blank" xlink:show="new" text:style-name="Internet_20_link" text:visited-style-name="Visited_20_Internet_20_Link"><text:span text:style-name="T75">https://isn-vc.dstvo.local/vsphere-client</text:span></text:a></text:p>
      <text:p text:style-name="P2"/>
      <text:p text:style-name="Standard">810 – 268 numbers</text:p>
      <text:p text:style-name="Standard">811 – 686 numbers</text:p>
      <text:p text:style-name="P1"/>
      <text:p text:style-name="P92">Fabric</text:p>
      <text:p text:style-name="P15">ssh 10.10.4.255 -l dstvo_sysadmin</text:p>
      <text:p text:style-name="P3">password: *My Password*</text:p>
      <text:p text:style-name="P16">cd admin</text:p>
      <text:p text:style-name="P4"><text:span text:style-name="T2">./admin.sh</text:span> <text:span text:style-name="T2">host name/IP</text:span></text:p>
      <text:p text:style-name="P20">Look up fabric</text:p>
      <text:p text:style-name="P20"/>
      <text:p text:style-name="P22">Domain Join without puppet:</text:p>
      <text:p text:style-name="P22">As root: “<text:span text:style-name="T2">net ads join -U kerry.young</text:span>” </text:p>
      <text:p text:style-name="P187">net ads join -U unixservices%dadAljAghattyewivoilseamEdboj5</text:p>
      <text:p text:style-name="P22"><text:soft-page-break/>Then run “<text:span text:style-name="T2">wbinfo -g</text:span>” to bring up groups. </text:p>
      <text:p text:style-name="P23"><text:span text:style-name="T2">wbinfo -t</text:span> <text:s text:c="2"/>(this will test access to domain)</text:p>
      <text:p text:style-name="P23"><text:span text:style-name="T2">cd /etc/ &amp;&amp; getent passwd</text:span> (this will enumerate all system accounts on by this)</text:p>
      <text:p text:style-name="P24"/>
      <text:p text:style-name="P21">ie. getent passwd | grep <text:span text:style-name="T2">username</text:span></text:p>
      <text:p text:style-name="P13">apg – password generator</text:p>
      <text:p text:style-name="P13"/>
      <text:p text:style-name="Standard">K3B – Disk Burning utility. <text:s/></text:p>
      <text:p text:style-name="Standard"/>
      <text:p text:style-name="P97">List all running services.</text:p>
      <text:p text:style-name="P194">service --status-all</text:p>
      <text:p text:style-name="Standard"/>
      <text:p text:style-name="P25">Regex – regexr.com </text:p>
      <text:p text:style-name="Standard"/>
      <text:p text:style-name="P94">Puppet</text:p>
      <text:p text:style-name="P173">connect puppet-master2 – server <text:span text:style-name="T41">10.10.4.26</text:span></text:p>
      <text:p text:style-name="P173"><text:span text:style-name="T14">&gt;</text:span>puppet-master2.dstvo.local:3000 - Web dashoard</text:p>
      <text:p text:style-name="P173">Username and password on Whiteboard</text:p>
      <text:p text:style-name="P173"><text:span text:style-name="T14">&gt;</text:span>/etc/puppet/manifests</text:p>
      <text:p text:style-name="P173"><text:span text:style-name="T14">&gt;</text:span>| grep for machines</text:p>
      <text:p text:style-name="P173"><text:span text:style-name="T14">&gt;</text:span>| grep <text:span text:style-name="T2">common term in names</text:span></text:p>
      <text:p text:style-name="P28"><text:span text:style-name="T14">&gt;</text:span>puppet agent -tvvv – Puppet run when on machine. SSH to box and run.</text:p>
      <text:p text:style-name="P28"/>
      <text:p text:style-name="P30">If puppet is down and the website is inaccessable </text:p>
      <text:p text:style-name="P30">Check space</text:p>
      <text:p text:style-name="P30">#$ df -h</text:p>
      <text:p text:style-name="P30">Make sure that there is enough space.</text:p>
      <text:p text:style-name="P30">#$ <text:span text:style-name="T2">apachectl fullstatus</text:span></text:p>
      <text:p text:style-name="P28"/>
      <text:p text:style-name="P28"/>
      <text:p text:style-name="P29">Puppetcookbook.com</text:p>
      <text:p text:style-name="P27"/>
      <text:p text:style-name="P93">HAProxy</text:p>
      <text:p text:style-name="P136">10.10.4.84:<text:span text:style-name="T46">82 </text:span>- Randburg</text:p>
      <text:p text:style-name="P136">10.10.2.84:<text:span text:style-name="T53">82</text:span> - London</text:p>
      <text:p text:style-name="P136">10.10.3.89 – Samrand</text:p>
      <text:p text:style-name="P142">10.10.34.186:82 – Box Office HA Proxy</text:p>
      <text:p text:style-name="P146">10.11.1.84:82</text:p>
      <text:p text:style-name="P147">10.10.50.1:81 – Docker Prod LB</text:p>
      <text:p text:style-name="P142"/>
      <text:p text:style-name="P31">&gt;git pull <text:span text:style-name="T19">(in git folder)</text:span></text:p>
      <text:p text:style-name="P31">&gt;cd to specific HAProxy folder</text:p>
      <text:p text:style-name="P31">&gt;vi the cfg file necessary<text:span text:style-name="T15"> –</text:span><text:span text:style-name="T19"> make changes requested</text:span></text:p>
      <text:p text:style-name="P31">&gt;git diff</text:p>
      <text:p text:style-name="P31">&gt;git add<text:span text:style-name="T15"> –</text:span><text:span text:style-name="T19"> the specific cfg file</text:span></text:p>
      <text:p text:style-name="P31"><text:span text:style-name="T18">&gt;</text:span>git commit -m “comments”</text:p>
      <text:p text:style-name="P31">&gt;git push</text:p>
      <text:p text:style-name="P31">&gt;make</text:p>
      <text:p text:style-name="P26"/>
      <text:p text:style-name="P195"><text:soft-page-break/>gkrellm</text:p>
      <text:p text:style-name="P14"><text:span text:style-name="T32">Jump boxes</text:span> <text:span text:style-name="T15">- </text:span><text:span text:style-name="T16">remote desktop</text:span></text:p>
      <text:p text:style-name="P5"><text:span text:style-name="T2">Windows:</text:span><text:tab/>10.10.4.120 – RND &amp; SAM →<text:span text:style-name="T37"> windows_connect</text:span></text:p>
      <text:p text:style-name="P5"><text:tab/><text:tab/>10.10.2.60 – LON →<text:span text:style-name="T37"> lon_windows</text:span></text:p>
      <text:p text:style-name="P5"><text:span text:style-name="T2">Linux:</text:span> <text:tab/>10.10.4.9</text:p>
      <text:p text:style-name="P5"/>
      <text:p text:style-name="P9">to check open port run: <text:span text:style-name="T40">nc -zv IPADDRESS PORT</text:span></text:p>
      <text:p text:style-name="P5"/>
      <text:p text:style-name="P5"/>
      <text:p text:style-name="P91">MySQL</text:p>
      <text:p text:style-name="P18">10.10.24.91 main SQL box</text:p>
      <text:p text:style-name="P18"/>
      <text:p text:style-name="P19"><text:a xlink:type="simple" xlink:href="http://10.10.14.10/clustercontrol/users/login" text:style-name="Internet_20_link" text:visited-style-name="Visited_20_Internet_20_Link">http://10.10.14.10/clustercontrol/users/login</text:a></text:p>
      <text:p text:style-name="P19">kerry.young@dstvdm.com</text:p>
      <text:p text:style-name="P17"/>
      <text:p text:style-name="P196">Connect<text:line-break/>mysql<text:line-break/> <text:s text:c="3"/>syntax: mysql -h host -u user <text:span text:style-name="T21">l</text:span>-p</text:p>
      <text:p text:style-name="Text_20_body">Create Dump<text:line-break/>mysqldump –databases db1 db2 db3 &gt; dump.sql<text:line-break/> <text:s text:c="4"/>syntax: mysqldump –opt -u [uname] -p[pass] [dbname] &gt; [backupfile.sql]<text:line-break/>Restore Dump<text:line-break/>mysql &lt; dump.sql<text:line-break/><text:tab/>syntax: mysql -u [uname] -p[pass] [db_to_restore] &lt; [backupfile.sql]<text:line-break/><text:tab/>Alternative: <text:s text:c="2"/>mysql&gt; CREATE DATABASE IF NOT EXISTS db1;<text:line-break/><text:tab/><text:tab/>mysql&gt; USE db1;<text:line-break/><text:tab/><text:tab/>mysql&gt; source dump.sql</text:p>
      <text:p text:style-name="P204"><text:a xlink:type="simple" xlink:href="https://www.digitalocean.com/community/tutorials/a-basic-mysql-tutorial" text:style-name="Internet_20_link" text:visited-style-name="Visited_20_Internet_20_Link"><text:span text:style-name="T20">https://www.digitalocean.com/community/tutorials/a-basic-mysql-tutorial</text:span></text:a><text:span text:style-name="T20"> </text:span></text:p>
      <text:p text:style-name="P6"><text:a xlink:type="simple" xlink:href="http://cse.unl.edu/~sscott/ShowFiles/SQL/CheatSheet/SQLCheatSheet.html" text:style-name="Internet_20_link" text:visited-style-name="Visited_20_Internet_20_Link">http://cse.unl.edu/~sscott/ShowFiles/SQL/CheatSheet/SQLCheatSheet.html</text:a> </text:p>
      <text:p text:style-name="P10"><text:a xlink:type="simple" xlink:href="https://gist.github.com/hofmannsven/9164408" text:style-name="Internet_20_link" text:visited-style-name="Visited_20_Internet_20_Link"/></text:p>
      <text:p text:style-name="P10"><text:a xlink:type="simple" xlink:href="https://gist.github.com/hofmannsven/9164408" text:style-name="Internet_20_link" text:visited-style-name="Visited_20_Internet_20_Link">https://gist.github.com/hofmannsven/9164408</text:a> </text:p>
      <text:p text:style-name="P6"/>
      <text:p text:style-name="P7">dbadmin.dstv.com – admin page</text:p>
      <text:p text:style-name="P7"/>
      <text:p text:style-name="P197">*<text:span text:style-name="T22">file name*dstvo_</text:span>.*<text:span text:style-name="T22">extension*</text:span></text:p>
      <text:p text:style-name="P198">to add date into name</text:p>
      <text:p text:style-name="P198"/>
      <text:p text:style-name="P199">To find password - /var/www/documentroot/(for wordpress wp-config.php)</text:p>
      <text:p text:style-name="P199">use that user name and password in the phpmyadmin</text:p>
      <text:p text:style-name="P203">/** MySQL database username */</text:p>
      <text:p text:style-name="P203">define('DB_USER', 'dstv_mtenant');</text:p>
      <text:p text:style-name="P203"><text:soft-page-break/></text:p>
      <text:p text:style-name="P203">/** MySQL database password */</text:p>
      <text:p text:style-name="P203">define('DB_PASSWORD', '8fLdyRUy8X74QWTA');</text:p>
      <text:p text:style-name="P199">to find under mysql:</text:p>
      <text:p text:style-name="P199">cat list_creative_spark_db_tables_options <text:line-break/>for i in `seq 1 23`; do echo "---"; echo $i; echo "---"; echo ; echo "select option_value from wp_${i}_options where option_name = \"siteu<text:span text:style-name="T62">rl</text:span>\"" | mysql <text:a xlink:type="simple" xlink:href="mailto:-pP@ssw0rd" text:style-name="Internet_20_link" text:visited-style-name="Visited_20_Internet_20_Link">-pP@ssw0rd</text:a> -D dstv_mtenant; echo; done</text:p>
      <text:p text:style-name="P201">Select all files listed with that prefix (i.e wp_23) click export</text:p>
      <text:p text:style-name="P201">This will download it to your local machine</text:p>
      <text:p text:style-name="P202">scp file to rnd-<text:span text:style-name="T63">dstvshared</text:span> and rnd-<text:span text:style-name="T63">dstvshared</text:span>2 under /var/www/</text:p>
      <text:p text:style-name="P201">Give user http://197.80.203.28/(file_name)</text:p>
      <text:p text:style-name="P207">rsync </text:p>
      <text:p text:style-name="P200">rsync -vhre ssh --progress dstvo_sysadmin@(server <text:span text:style-name="T58">IP</text:span>):/path/to/file /path/o<text:span text:style-name="T58">n</text:span>/local/machine</text:p>
      <text:p text:style-name="P11"/>
      <text:p text:style-name="P90">NAGIOS</text:p>
      <text:p text:style-name="P8"/>
      <text:p text:style-name="P8"><text:a xlink:type="simple" xlink:href="http://10.10.4.7/nagios3/" text:style-name="Internet_20_link" text:visited-style-name="Visited_20_Internet_20_Link">http://10.10.4.7/nagios3/</text:a><text:span text:style-name="T24"> </text:span></text:p>
      <text:p text:style-name="P32">Username - nagiosadmin<text:line-break/>Password – <text:span text:style-name="T23">4dm1n123!</text:span></text:p>
      <text:p text:style-name="P88"/>
      <text:p text:style-name="P89">No-IP</text:p>
      <text:p text:style-name="P206"><text:span text:style-name="T65">&gt;wget </text:span><text:a xlink:type="simple" xlink:href="http://ipinfo.io/ip" text:style-name="Internet_20_link" text:visited-style-name="Visited_20_Internet_20_Link"><text:span text:style-name="T65">http://ipinfo.io/ip</text:span></text:a><text:span text:style-name="T65"> -qO -</text:span></text:p>
      <text:p text:style-name="P126"/>
      <text:p text:style-name="P124">To Increase drive sizes</text:p>
      <text:p text:style-name="P124"/>
      <text:p text:style-name="P177"><text:a xlink:type="simple" xlink:href="http://wiki.dstvo.com/mediawiki/index.php/Extending_a_VM_Partition" text:style-name="Internet_20_link" text:visited-style-name="Visited_20_Internet_20_Link"><text:span text:style-name="T39">Extending a Vm <text:s/>Partition</text:span></text:a></text:p>
      <text:p text:style-name="P178"><text:a xlink:type="simple" xlink:href="https://www.rootusers.com/lvm-resize-how-to-decrease-an-lvm-partition/" text:style-name="Internet_20_link" text:visited-style-name="Visited_20_Internet_20_Link">How to shrink an LVM partition</text:a></text:p>
      <text:p text:style-name="P128"><text:s text:c="2"/>Remove server from Radware – <text:span text:style-name="T36">Get credentials </text:span></text:p>
      <text:p text:style-name="P128"><text:s text:c="2"/><text:span text:style-name="T35">fdisk -l </text:span></text:p>
      <text:p text:style-name="P128"><text:s text:c="2"/><text:span text:style-name="T35">Copy partition start blocks</text:span></text:p>
      <text:p text:style-name="P169"><text:span text:style-name="T26"><text:s text:c="2"/></text:span><text:span text:style-name="T28">R</text:span><text:span text:style-name="T27">emove the partition and recreate: </text:span><text:span text:style-name="T31">fdisk /dev/sda#</text:span><text:span text:style-name="T28"> “</text:span><text:span text:style-name="T31">d</text:span><text:span text:style-name="T28">”</text:span><text:span text:style-name="T27"> to delete then the number of the partition.</text:span></text:p>
      <text:p text:style-name="P129"><text:s text:c="2"/>Recreate partition at start blocks <text:span text:style-name="T36">type “</text:span><text:span text:style-name="T5">n</text:span><text:span text:style-name="T36">” for new partiton. “</text:span><text:span text:style-name="T5">p</text:span><text:span text:style-name="T36">” for primary.</text:span></text:p>
      <text:p text:style-name="P129"><text:s text:c="2"/><text:span text:style-name="T36">Once finished type “</text:span><text:span text:style-name="T5">w</text:span><text:span text:style-name="T36">” to write changes</text:span></text:p>
      <text:p text:style-name="P127"><text:s/><text:span text:style-name="T2">pvresize /dev/sda3</text:span></text:p>
      <text:p text:style-name="P165"><text:s/>pvdisplay </text:p>
      <text:p text:style-name="P165"><text:s/>vgdisplay </text:p>
      <text:p text:style-name="P165"><text:s/>vgchange ubuntu-template -s </text:p>
      <text:p text:style-name="P166"><text:s/>vgextend -l +100%FREE ubuntu-template</text:p>
      <text:p text:style-name="P165"><text:s/>vgdisplay </text:p>
      <text:p text:style-name="P165"><text:s/>lvdisplay </text:p>
      <text:p text:style-name="P165"><text:s/>lvextend -l +100%FREE /dev/ubuntu-template/root</text:p>
      <text:p text:style-name="P165"><text:soft-page-break/><text:s/>resize2fs /dev/ubuntu-template/root</text:p>
      <text:p text:style-name="P165"><text:s/>df -h</text:p>
      <text:p text:style-name="P127"/>
      <text:p text:style-name="P125">If using Gparted</text:p>
      <text:p text:style-name="P141">Mount ISO before rebooting the box.</text:p>
      <text:p text:style-name="P141">Use default options during bootup</text:p>
      <text:p text:style-name="P141">select Gparted</text:p>
      <text:p text:style-name="P141">Select resize\move</text:p>
      <text:p text:style-name="P141">Drag drive to full capacity</text:p>
      <text:p text:style-name="P141">Click apply</text:p>
      <text:p text:style-name="P141">shutdown box. (remember to unmount ISO)</text:p>
      <text:p text:style-name="P141">Once rebooted, run:</text:p>
      <text:p text:style-name="P167">lvextend -l +100%FREE /dev/ubuntu-template/root</text:p>
      <text:p text:style-name="P165">resize2fs /dev/ubuntu-template/root<text:span text:style-name="T95">d</text:span></text:p>
      <text:p text:style-name="P165">df -h</text:p>
      <text:p text:style-name="P165"/>
      <text:p text:style-name="P219">To disable swap space</text:p>
      <text:p text:style-name="P216"/>
      <text:p text:style-name="P216"><text:span text:style-name="T93">run swapoff -a: this will immediately disable swap</text:span></text:p>
      <text:p text:style-name="P217">remote any swap entry from /etc/fstab</text:p>
      <text:p text:style-name="P217">reboot the system. If the swap is gone, good. If, for some reason, it is still here, you had to remove the swap partition. Repeat steps 1 and 2 and, after that, use fdisk or parted to remove the (now unused) swap partition. Use great care here: removing the wrong partition will have disastrous effects!</text:p>
      <text:p text:style-name="P217">reboot</text:p>
      <text:p text:style-name="Text_20_body"><text:span text:style-name="Source_20_Text"><text:span text:style-name="T30">systemctl mask dev-sdXX.swap</text:span></text:span></text:p>
      <text:p text:style-name="P127"/>
      <text:p text:style-name="P127"/>
      <text:p text:style-name="P131">For Loop</text:p>
      <text:p text:style-name="P221">for i in 16 21 23 6 15; do rsync -avP <text:a xlink:type="simple" xlink:href="mailto:root@10.45.4.20" text:style-name="Internet_20_link" text:visited-style-name="Visited_20_Internet_20_Link">root@10.45.4.20</text:a>:/mnt/btsync/blogs.dir/$i ./; done</text:p>
      <text:p text:style-name="P205"/>
      <text:p text:style-name="P131">Find command - files older than</text:p>
      <text:p text:style-name="P131"/>
      <text:p text:style-name="P131">Find files older than a certain number of days, and then use the rm command to delete them.</text:p>
      <text:section text:style-name="Sect1" text:name="divBdy">
        <text:p text:style-name="P130"/>
        <text:p text:style-name="P130">First find the files without executing the rm command to be sure you have the correct files:</text:p>
        <text:p text:style-name="P130"/>
        <text:p text:style-name="P130">find /opt/wso2/api-keymanager/repository/logs/wso2carbon.log.2015* -mtime +20</text:p>
        <text:p text:style-name="P130"/>
        <text:p text:style-name="P130">The include the rm command to delete the files:</text:p>
        <text:p text:style-name="P130"/>
        <text:p text:style-name="P130">find /opt/wso2/api-keymanager/repository/logs/wso2carbon.log.2015* -mtime +20 -exec rm {} \;</text:p>
        <text:p text:style-name="P130"/>
        <text:p text:style-name="P130">The argument, -mtime, is used to specify the number of days old that the file <text:soft-page-break/>is. If you enter +5, it will find files older than 5 days.</text:p>
        <text:p text:style-name="P130"/>
        <text:p text:style-name="P130">The third argument, -exec, allows you to pass in a command such as rm. The {} \; at the end is required to end the command.</text:p>
      </text:section>
      <text:p text:style-name="P131"/>
      <text:p text:style-name="P132">NLB</text:p>
      <text:p text:style-name="P132">Use NLB if a host is not responding correctly.</text:p>
      <text:p text:style-name="P132">i.e.: rnd-ssl splits into rnd-ssl01 and rnd-ssl02</text:p>
      <text:p text:style-name="P132">opening network Load balancer on one of those servers will show the cluster.</text:p>
      <text:p text:style-name="P132">One can then be removed from the group and then monitored to see if the issue persissts. </text:p>
      <text:p text:style-name="P132"/>
      <text:p text:style-name="P123">Varnish</text:p>
      <text:p text:style-name="P133"/>
      <text:p text:style-name="P134">On Varnish box, run varnishstat to check the state of the cache and traffic.</text:p>
      <text:p text:style-name="P134">Run varnishlog to see errors. -<text:span text:style-name="T81">d for log file print out and exit</text:span></text:p>
      <text:p text:style-name="P150">varnishlog -d -q “(status code eg. RespStatus)(then condition eg. !=200) -<text:span text:style-name="T82">g (grouping)</text:span>”</text:p>
      <text:p text:style-name="P149">Varnishncsa – Reduced error log.</text:p>
      <text:p text:style-name="P135">Backend fetch fails: Check under /etc/varnish/ for backend.vcl</text:p>
      <text:p text:style-name="P135">This is the pointer to all the backend servers. If one is down you will get a 503 http error.</text:p>
      <text:p text:style-name="P151">Varnishtest – to test VCL files</text:p>
      <text:p text:style-name="P151"/>
      <text:p text:style-name="P160">varnishlog -q '(RespStatus ~ 50 or RespStatus ~666) and ReqURL ~ "^/cs-epg/"'</text:p>
      <text:p text:style-name="P161"/>
      <text:p text:style-name="P161">varnishlog -q 'RespReason ~ "Backend fetch failed"'</text:p>
      <text:p text:style-name="P162">varnishlog -q '<text:span text:style-name="T92">ObjHeader ~ </text:span>"<text:span text:style-name="T92">MISS</text:span>"'</text:p>
      <text:p text:style-name="P164">ObjHeader <text:s text:c="5"/>X-Cache: HIT</text:p>
      <text:p text:style-name="P151"/>
      <text:p text:style-name="P151"/>
      <text:p text:style-name="P222">To add new varnish server:</text:p>
      <text:p text:style-name="P225">apt-get install -y apt-transport-https</text:p>
      <text:p text:style-name="P226">‘<text:span text:style-name="T96">curl https://dstvm:rJ-39LyA_S@repo.varnish-software.com/GPG-key.txt | apt-key add -’</text:span></text:p>
      <text:p text:style-name="P225">and</text:p>
      <text:p text:style-name="P226">‘<text:span text:style-name="T96">curl -L https://34601ea483a09ccd5945f6d478f2c46d70aac24a23a3bedc:@packagecloud.io/varnishplus/41/gpgkey | apt-key add -’</text:span></text:p>
      <text:p text:style-name="P228"/>
      <text:p text:style-name="P225">deb https://34601ea483a09ccd5945f6d478f2c46d70aac24a23a3bedc:@packagecloud.io/varnishplus/41/ubuntu/ xenial main</text:p>
      <text:p text:style-name="P225">deb-src https://34601ea483a09ccd5945f6d478f2c46d70aac24a23a3bedc:@packagecloud.io/varnishplus/41/ubuntu/ xenial main</text:p>
      <text:p text:style-name="P228"/>
      <text:p text:style-name="P229">+++++++++++++++++++++++++++++++++++++++++++++++</text:p>
      <text:p text:style-name="P228"/>
      <text:p text:style-name="P225">apt-get install -y apt-transport-https</text:p>
      <text:p text:style-name="P225"><text:soft-page-break/>apt-get install varnish-plus</text:p>
      <text:p text:style-name="P225">apt-get install varnish-plus-ha</text:p>
      <text:p text:style-name="P225">apt-get install varnish-agent</text:p>
      <text:p text:style-name="P225">apt-get install varnish-custom-statistics-probe</text:p>
      <text:p text:style-name="P225">apt-get install varnish-plus-addon-ssl</text:p>
      <text:p text:style-name="P228"/>
      <text:p text:style-name="P229">+++++++++++++++++++++++++++++++++++++++++++++++</text:p>
      <text:p text:style-name="P228"/>
      <text:p text:style-name="P225">sudo vi /lib/systemd/system/varnish-agent.service</text:p>
      <text:p text:style-name="P228"><text:span text:style-name="T33">Add in ‘-z </text:span><text:bookmark text:name="LPlnk995641"/><text:a xlink:type="simple" xlink:href="http://10.10.44.219/api/rest/register" text:style-name="Internet_20_link" text:visited-style-name="Visited_20_Internet_20_Link">http://10.10.44.219/api/rest/register</text:a><text:span text:style-name="T33">’ to the end of Line: ExecStart=/usr/bin/varnish-agent</text:span></text:p>
      <text:p text:style-name="P228"/>
      <text:p text:style-name="P225">run: systemctl daemon-reload</text:p>
      <text:p text:style-name="P225">systemctl restart varnish-agent</text:p>
      <text:p text:style-name="P225">systemctl status varnish-agent (output should include Issuing curl command if successful)</text:p>
      <text:p text:style-name="P228"/>
      <text:p text:style-name="P228"><text:span text:style-name="T33">Any issues curl </text:span><text:bookmark text:name="LPlnk431104"/><text:a xlink:type="simple" xlink:href="http://10.10.44.219/" text:style-name="Internet_20_link" text:visited-style-name="Visited_20_Internet_20_Link">http://10.10.44.219</text:a><text:span text:style-name="T33"> and check output.</text:span></text:p>
      <text:p text:style-name="P224"/>
      <text:p text:style-name="P225">+++++++++++++++++++++++++++++++++++++++++++++++</text:p>
      <text:p text:style-name="P224"/>
      <text:p text:style-name="P225">Once the disks are provisioned ext4, mounted to the folders you have made.</text:p>
      <text:p text:style-name="P225">These need to be a store file and a book file. </text:p>
      <text:p text:style-name="P227">Once created, run the mkfs.mse arguments: i.e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0">mkfs.mse -s /mnt/store1/s1s1,10T -b /mnt/book_store1_2/s1b1,42G</text:p>
          </table:table-cell>
        </table:table-row>
      </table:table>
      <text:p text:style-name="P224"/>
      <text:p text:style-name="P225">+++++++++++++++++++++++++++++++++++++++++++++++</text:p>
      <text:p text:style-name="P229">Create file /etc/varnish/.startup</text:p>
      <text:p text:style-name="P229">in here add in the "-s" arguments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0">-s mse,/mnt/store1/s1s1,/mnt/book_store1_2/s1b1</text:p>
          </table:table-cell>
        </table:table-row>
      </table:table>
      <text:p text:style-name="P223"/>
      <text:p text:style-name="P229">+++++++++++++++++++++++++++++++++++++++++++++++</text:p>
      <text:p text:style-name="P229">/lib/systemd/system/varnish.service</text:p>
      <text:p text:style-name="P231">varnish.service </text:p>
      <text:p text:style-name="P231">[Unit]</text:p>
      <text:p text:style-name="P231">Description=Varnish Cache Plus HTTP accelerator</text:p>
      <text:p text:style-name="P231"/>
      <text:p text:style-name="P231">[Service]</text:p>
      <text:p text:style-name="P231">Type=forking</text:p>
      <text:p text:style-name="P231">LimitNOFILE=131072</text:p>
      <text:p text:style-name="P231">LimitMEMLOCK=82000</text:p>
      <text:p text:style-name="P231">EnvironmentFile=/etc/varnish/.startup</text:p>
      <text:p text:style-name="P231">#ExecStart=/usr/sbin/varnishd -a :6081 -T localhost:6082 -f /etc/varnish/default.vcl -S /etc/varnish/secret -s malloc,256m</text:p>
      <text:p text:style-name="P231">ExecStart=/usr/sbin/varnishd -a 127.0.0.1:6086,PROXY -a :80 -T localhost:6082 -f /etc/varnish/default.vcl -S /etc/varnish/secret $ARG1 $ARG2 $ARG3 $ARG4 -p startup_timeout=1200</text:p>
      <text:p text:style-name="P231"><text:soft-page-break/></text:p>
      <text:p text:style-name="P231"/>
      <text:p text:style-name="P231">[Install]</text:p>
      <text:p text:style-name="P231">WantedBy=multi-user.target</text:p>
      <text:p text:style-name="P230"><text:line-break/><text:span text:style-name="T34">System tweaks:</text:span></text:p>
      <text:p text:style-name="P156">sudo vi /etc/sysctl.conf</text:p>
      <text:p text:style-name="P156">At the end of the file, add i<text:span text:style-name="T91">n</text:span> the following code:</text:p>
      <text:p text:style-name="P156">#</text:p>
      <text:p text:style-name="P156">net.core.rmem_max = 46875000</text:p>
      <text:p text:style-name="P156">net.core.wmem_max = 46875000</text:p>
      <text:p text:style-name="P156"/>
      <text:p text:style-name="P156">## New</text:p>
      <text:p text:style-name="P156">#net.ipv4.tcp_fin_timeout = 3</text:p>
      <text:p text:style-name="P156">net.core.somaxconn = 16384</text:p>
      <text:p text:style-name="P156">net.core.netdev_max_backlog = 65536</text:p>
      <text:p text:style-name="P156">#net.ipv4.tcp_max_syn_backlog=500000</text:p>
      <text:p text:style-name="P156">##</text:p>
      <text:p text:style-name="P156"/>
      <text:p text:style-name="P156"/>
      <text:p text:style-name="P156">net.ipv4.tcp_rmem = 10240 87380 46875000</text:p>
      <text:p text:style-name="P156">net.ipv4.tcp_wmem = 10240 87380 46875000</text:p>
      <text:p text:style-name="P156"/>
      <text:p text:style-name="P156">#net.netfilter.nf_conntrack_max=262144</text:p>
      <text:p text:style-name="P156">net.ipv4.tcp_tw_reuse=0</text:p>
      <text:p text:style-name="P156"/>
      <text:p text:style-name="P156">#Lower the sysctl parameter net.ipv4.tcp_fin_timeout to 15 seconds to limit the</text:p>
      <text:p text:style-name="P156">#number of seconds to wait for a final FIN packet before the socket is forcibly</text:p>
      <text:p text:style-name="P156">#closed. The default is 60 seconds, which is too high for busy servers.</text:p>
      <text:p text:style-name="P156">net.ipv4.tcp_fin_timeout=15</text:p>
      <text:p text:style-name="P156"/>
      <text:p text:style-name="P156">#Increase the sysctl parameter net.ipv4.tcp_max_syn_backlog to 16384 to increase</text:p>
      <text:p text:style-name="P156">#the number of outstanding SYN requests allowed.</text:p>
      <text:p text:style-name="P156">net.ipv4.tcp_max_syn_backlog=16384</text:p>
      <text:p text:style-name="P156"/>
      <text:p text:style-name="P156"/>
      <text:p text:style-name="P156">#Set the sysctl parameter net.ipv4.ip_local_port_range to 1024 65000 to allow</text:p>
      <text:p text:style-name="P156">#more simultaneous network connections.</text:p>
      <text:p text:style-name="P156">net.ipv4.ip_local_port_range="1024 65000"</text:p>
      <text:p text:style-name="P156"/>
      <text:p text:style-name="P156">sudo vi /etc/security/limits.d/file_des.conf</text:p>
      <text:p text:style-name="P156"># File Descriptors Limit (Open Files)</text:p>
      <text:p text:style-name="P156">* <text:s text:c="6"/>soft <text:s text:c="3"/>nofile <text:s/>786432</text:p>
      <text:p text:style-name="P156">* <text:s text:c="6"/>hard <text:s text:c="3"/>nofile <text:s/>786432</text:p>
      <text:p text:style-name="P156">root <text:s text:c="3"/>soft <text:s text:c="3"/>nofile <text:s/>786432</text:p>
      <text:p text:style-name="P156">root <text:s text:c="3"/>hard <text:s text:c="3"/>nofile <text:s/>786432</text:p>
      <text:p text:style-name="P156"/>
      <text:p text:style-name="P157">Once complete, reboot.</text:p>
      <text:p text:style-name="P156"/>
      <text:p text:style-name="P157"><text:soft-page-break/>Copy the .pem files from /etc/hitch on a running server to /etc/hitch on new server.</text:p>
      <text:p text:style-name="P157"/>
      <text:p text:style-name="P163">Update the /etc/hitch/hitch.conf to reflect the same .pem files as well as</text:p>
      <text:p text:style-name="P163">backend = "[127.0.0.1]:6086"</text:p>
      <text:p text:style-name="P157">systemctl daemon-reload </text:p>
      <text:p text:style-name="P158">systemctl <text:span text:style-name="T85">enable</text:span> hitch.service</text:p>
      <text:p text:style-name="P157">systemctl restart hitch.service</text:p>
      <text:p text:style-name="P157">telnet 0 443</text:p>
      <text:p text:style-name="P157">If you get a response, hitch is functioning. </text:p>
      <text:p text:style-name="P135"/>
      <text:p text:style-name="P98">Radware</text:p>
      <text:p text:style-name="P136">Randburg – <text:span text:style-name="T83">https://</text:span>10.10.4.2</text:p>
      <text:p text:style-name="P136">London – 10.10.2.2</text:p>
      <text:p text:style-name="P136">Samrand – 10.10.3.2</text:p>
      <text:p text:style-name="P139">Log in with my network login info</text:p>
      <text:p text:style-name="P136"/>
      <text:p text:style-name="P137">To check if a site is up, </text:p>
      <text:p text:style-name="P137">In a command window, dig “site” and get public IP.</text:p>
      <text:p text:style-name="P137">Find IP in IP Manager. On respective Radware, under AppDirector&gt;layer 4 Traffic Redirection&gt;layer 4 Policy Table – Put in Public IP to find Farm name.</text:p>
      <text:p text:style-name="P137">Take Farm name into AppDirector&gt;Servers&gt; Application Servers&gt; Table to find farm members. </text:p>
      <text:p text:style-name="P137">This way you can trace which server is serving the site.</text:p>
      <text:p text:style-name="P137"/>
      <text:p text:style-name="P137"/>
      <text:p text:style-name="P148">To find a server that <text:span text:style-name="T44">isnt on Radware</text:span> Goto: <text:a xlink:type="simple" xlink:href="https://197.80.203.2:444/" text:style-name="Internet_20_link" text:visited-style-name="Visited_20_Internet_20_Link">h</text:a><text:a xlink:type="simple" xlink:href="https://197.80.203.2:444/" text:style-name="Internet_20_link" text:visited-style-name="Visited_20_Internet_20_Link">ttps://197.80.203.2:444</text:a> </text:p>
      <text:p text:style-name="P174"><text:span text:style-name="T29">User name and password under whiteboard: </text:span>Firewalls - DSTVDM Randburg PfSense New </text:p>
      <text:p text:style-name="P137"/>
      <text:p text:style-name="P168">Remote Desktop to 10.10.44.46</text:p>
      <text:p text:style-name="P175">Login:    .\Radware</text:p>
      <text:p text:style-name="P175">Pass:      Pl@tf0rms</text:p>
      <text:p text:style-name="P176"> </text:p>
      <text:p text:style-name="P175">The Wireshark App should already be running.</text:p>
      <text:p text:style-name="P176"> </text:p>
      <text:p text:style-name="P175">Maximise it and hit the stop button</text:p>
      <text:p text:style-name="P176"/>
      <text:p text:style-name="P175">After that you can get the device rebooted as normal.</text:p>
      <text:p text:style-name="P144"/>
      <text:p text:style-name="P99">PRTG</text:p>
      <text:p text:style-name="P138">Main server: RND-TESTSTR01</text:p>
      <text:p text:style-name="P139">Ensure that rnd-dstvshared servers are in service.</text:p>
      <text:p text:style-name="P139">10.10.4.28 – rnd_linux_sharehosting</text:p>
      <text:p text:style-name="P139"/>
      <text:p text:style-name="P139"/>
      <text:p text:style-name="P140"><text:span text:style-name="T43">Grenade server problems</text:span>. </text:p>
      <text:p text:style-name="P140">This is when websites are timing out. Run htop first to check if it is the processes</text:p>
      <text:p text:style-name="P140">RND-GREN-P1+2 </text:p>
      <text:p text:style-name="P140">on individual servers run /etc/init.d/apache2 stop/start</text:p>
      <text:p text:style-name="P140"/>
      <text:p text:style-name="P110"><text:soft-page-break/>SSH key Transfer</text:p>
      <text:p text:style-name="P50">On the main <text:span text:style-name="T40">Rundeck</text:span> server 10.10.4.64 </text:p>
      <text:p text:style-name="P213">wt4dJZHa</text:p>
      <text:p text:style-name="P51">As <text:span text:style-name="T71">root </text:span>– run: <text:span text:style-name="T71">(su root)(or use ./connect script from jump box)</text:span></text:p>
      <text:p text:style-name="P33"><text:span text:style-name="T2">ssh-copy-id -i ~/.ssh/id_rsa.pub </text:span><text:a xlink:type="simple" xlink:href="mailto:rundeck@target-box.dstvo.local" text:style-name="Internet_20_link" text:visited-style-name="Visited_20_Internet_20_Link"><text:span text:style-name="T2">r</text:span></text:a><text:a xlink:type="simple" xlink:href="mailto:rundeck@target-box.dstvo.local" text:style-name="Internet_20_link" text:visited-style-name="Visited_20_Internet_20_Link"><text:span text:style-name="T2">undeck@</text:span></text:a><text:span text:style-name="T6">#</text:span><text:a xlink:type="simple" xlink:href="mailto:rundeck@target-box.dstvo.local" text:style-name="Internet_20_link" text:visited-style-name="Visited_20_Internet_20_Link"><text:span text:style-name="T2">t</text:span></text:a><text:a xlink:type="simple" xlink:href="mailto:rundeck@target-box.dstvo.local" text:style-name="Internet_20_link" text:visited-style-name="Visited_20_Internet_20_Link"><text:span text:style-name="T2">arget-box</text:span></text:a><text:a xlink:type="simple" xlink:href="mailto:rundeck@target-box.dstvo.local" text:style-name="Internet_20_link" text:visited-style-name="Visited_20_Internet_20_Link"><text:span text:style-name="T6">#</text:span></text:a></text:p>
      <text:p text:style-name="P82"/>
      <text:p text:style-name="P66"><text:span text:style-name="T72">I</text:span>f this wont copy due to permissions check the permissions on:</text:p>
      <text:p text:style-name="P83"/>
      <text:p text:style-name="P66">root@RND-PLAYINJ-P1:/home/DSTVO/rundeck/.ssh#<text:span text:style-name="T2"> ls -la</text:span></text:p>
      <text:p text:style-name="P66">total 12</text:p>
      <text:p text:style-name="P66">drwx------ 2 rundeck domain users 4096 Aug 30 11:51 .</text:p>
      <text:p text:style-name="P66">drwxr-xr-x 4 rundeck domain users 4096 Aug 30 11:53 ..</text:p>
      <text:p text:style-name="P66">-<text:span text:style-name="T42">r-</text:span>------- 1 rundeck domain users <text:s/>400 Aug 30 11:51 authorized_keys</text:p>
      <text:p text:style-name="P82"/>
      <text:p text:style-name="P66"><text:span text:style-name="T72">R</text:span>un<text:span text:style-name="T2"> chmod u+w authorized_keys </text:span>and try again</text:p>
      <text:p text:style-name="P82"/>
      <text:p text:style-name="P49">Password on whiteboard - <text:span text:style-name="T57">Rundeck</text:span></text:p>
      <text:p text:style-name="P50">Log in as Rundeck user to check copy was successful</text:p>
      <text:p text:style-name="P57"><text:span text:style-name="T2">ssh rundeck@#target_box</text:span>#</text:p>
      <text:p text:style-name="P50"/>
      <text:p text:style-name="P57">Account folder permissions</text:p>
      <text:p text:style-name="P57">root@#target_box#:/home/DSTVO# <text:span text:style-name="T2">ls -la</text:span></text:p>
      <text:p text:style-name="P57">total 12</text:p>
      <text:p text:style-name="P57">drwxr-xr-x 3 root <text:s text:c="3"/>root <text:s text:c="8"/>4096 Sep 29 <text:s/>2015 .</text:p>
      <text:p text:style-name="P57">drwxr-xr-x 4 root <text:s text:c="3"/>root <text:s text:c="8"/>4096 Jul 28 <text:s/>2014 ..</text:p>
      <text:p text:style-name="P57">drwxr-xr-x 5 rundeck domain users 4096 Nov 22 <text:s/>2016 rundeck</text:p>
      <text:p text:style-name="P57"/>
      <text:p text:style-name="P57">Re-add to the domain if incorrect.</text:p>
      <text:p text:style-name="P33"/>
      <text:p text:style-name="P101"><text:span text:style-name="T45">C</text:span>heck SUDO group</text:p>
      <text:p text:style-name="P80">grep -Po '^sudo.+:\K.*$' /etc/group</text:p>
      <text:p text:style-name="P34"/>
      <text:p text:style-name="P102">Enableing mod_rewrite for Apache2</text:p>
      <text:p text:style-name="P35"><text:a xlink:type="simple" xlink:href="https://www.digitalocean.com/community/tutorials/how-to-set-up-mod_rewrite-for-apache-on-ubuntu-14-04" text:style-name="Internet_20_link" text:visited-style-name="Visited_20_Internet_20_Link">https://www.digitalocean.com/community/tutorials/how-to-set-up-mod_rewrite-for-apache-on-ubuntu-14-04</text:a></text:p>
      <text:p text:style-name="P35"/>
      <text:p text:style-name="P103">Monitoring Pages</text:p>
      <text:p text:style-name="P36">Boxs Office: <text:a xlink:type="simple" xlink:href="http://10.10.24.51:3001/" text:style-name="Internet_20_link" text:visited-style-name="Visited_20_Internet_20_Link">http://10.10.24.51:3001/</text:a> </text:p>
      <text:p text:style-name="P36">MySQL Clusters RND: <text:a xlink:type="simple" xlink:href="http://10.10.14.10/clustercontrol/" text:style-name="Internet_20_link" text:visited-style-name="Visited_20_Internet_20_Link">http://10.10.14.10/clustercontrol/</text:a># </text:p>
      <text:p text:style-name="P37">Box office monitors (PRTG) 10.10.3.176 – run: show_slave_status to see active status.</text:p>
      <text:p text:style-name="P37"/>
      <text:p text:style-name="P37"/>
      <text:p text:style-name="P104">Video Cache flushing</text:p>
      <text:p text:style-name="P38">Varnish box Flush</text:p>
      <text:p text:style-name="P38">10.10.24.125 <text:span text:style-name="T48">10.10.24.126</text:span> – <text:span text:style-name="T47">Restart Varnish Service. I.E. service restart varnish.</text:span></text:p>
      <text:p text:style-name="P39">EPG Cache pages:</text:p>
      <text:p text:style-name="P39"><text:a xlink:type="simple" xlink:href="http://10.10.14.86:8091/index.html#sec=buckets&amp;buckets=dstv-now-web-epg" text:style-name="Internet_20_link" text:visited-style-name="Visited_20_Internet_20_Link">http://10.10.14.86:8091/index.html#sec=buckets&amp;buckets=dstv-now-web-epg</text:a></text:p>
      <text:p text:style-name="P39"><text:a xlink:type="simple" xlink:href="http://10.10.12.86:8091/index.html#sec=buckets&amp;buckets=dstv-now-web-epg" text:style-name="Internet_20_link" text:visited-style-name="Visited_20_Internet_20_Link">http://10.10.12.86:8091/index.html#sec=buckets&amp;buckets=dstv-now-web-epg</text:a></text:p>
      <text:p text:style-name="P39">Both sets must be clears at the same time or one will poison the other.</text:p>
      <text:p text:style-name="P39"/>
      <text:p text:style-name="P100">Mongo</text:p>
      <text:p text:style-name="P145">have to start the correct mongo instance on those servers. For rnd-mongo-dods2 it is /etc/init.d/mongorepl-dods-mongo-prod and for those other servers is /etc/init.d/mongorepl-vodsession-mongo-prod</text:p>
      <text:p text:style-name="P145"/>
      <text:p text:style-name="P143">T<text:span text:style-name="T66">o</text:span> check the status of a running Mongo cluster run:</text:p>
      <text:p text:style-name="P143"><text:span text:style-name="T2">mongo</text:span> -&gt; <text:span text:style-name="T2">rs.status()</text:span> </text:p>
      <text:p text:style-name="P143">Check if any nodes are recovering.</text:p>
      <text:p text:style-name="P143">Then check <text:span text:style-name="T2">htop</text:span></text:p>
      <text:p text:style-name="P39"><text:soft-page-break/></text:p>
      <text:p text:style-name="P105">Mongo repset restart</text:p>
      <text:p text:style-name="P40">On a mongo server eg:</text:p>
      <text:p text:style-name="P40">RND-MONGO-DODS2:~# <text:span text:style-name="T2">service mongorepl-dods-mongo-prod start</text:span></text:p>
      <text:p text:style-name="P40">(<text:span text:style-name="T2">Service mongo</text:span> “<text:span text:style-name="T2">tab</text:span>” “<text:span text:style-name="T2">tab</text:span>” to auto complete.)</text:p>
      <text:p text:style-name="P40"/>
      <text:p text:style-name="P112">Mongo dump <text:span text:style-name="T60">and restore</text:span></text:p>
      <text:p text:style-name="P52"/>
      <text:p text:style-name="P52">On rnd-mongo-dods1 or 2</text:p>
      <text:p text:style-name="P52">##Run:</text:p>
      <text:p text:style-name="P54"><text:a xlink:type="simple" xlink:href="mailto:root@RND-MONGO-DODS2" text:style-name="Internet_20_link" text:visited-style-name="Visited_20_Internet_20_Link">root@RND-MONGO-DODS</text:a><text:a xlink:type="simple" xlink:href="mailto:root@RND-MONGO-DODS2" text:style-name="Internet_20_link" text:visited-style-name="Visited_20_Internet_20_Link"><text:span text:style-name="T70">2</text:span></text:a>:~# <text:span text:style-name="T2">mongo</text:span></text:p>
      <text:p text:style-name="P52">MongoDB shell version: 2.6.5</text:p>
      <text:p text:style-name="P52">connecting to: test</text:p>
      <text:p text:style-name="P52">Server has startup warnings: </text:p>
      <text:p text:style-name="P52">2017-06-27T12:07:04.308+0200 ** WARNING: --rest is specified without --httpinterface,</text:p>
      <text:p text:style-name="P52">2017-06-27T12:07:04.308+0200 ** <text:s text:c="9"/>enabling http interface</text:p>
      <text:p text:style-name="P52">##Then: </text:p>
      <text:p text:style-name="P52">#$<text:span text:style-name="T2">rs.status()</text:span></text:p>
      <text:p text:style-name="P52">Only use a secondary node <text:span text:style-name="T70">in the next step</text:span>!!!</text:p>
      <text:p text:style-name="P65">If DODS2 is secondary, use it in the following step...</text:p>
      <text:p text:style-name="P52"/>
      <text:p text:style-name="P52">On rnd-mg-<text:span text:style-name="T61">ds</text:span>-s1</text:p>
      <text:p text:style-name="P52">#$ <text:span text:style-name="T2">mongodump --host rnd-mongo-dods2.dstvo.local --db dstvo-ds-epg --ou</text:span><text:span text:style-name="T10">t </text:span><text:span text:style-name="T2">/home/dstvo_sysadmin/mongodump</text:span><text:span text:style-name="T9">(date)</text:span></text:p>
      <text:p text:style-name="P52"/>
      <text:p text:style-name="P52">##This will create a dump of specific database</text:p>
      <text:p text:style-name="P52"/>
      <text:p text:style-name="P52">Now on the staging server drop the database you need to restore</text:p>
      <text:p text:style-name="P52"/>
      <text:p text:style-name="P53">####NB make sure you are on the staging server####</text:p>
      <text:p text:style-name="P52"/>
      <text:p text:style-name="P52">root@RND-MG-DS-S1:~# <text:span text:style-name="T2">mongo dstvo-ds-epg --eval "db.dropDatabase()"</text:span></text:p>
      <text:p text:style-name="P67">To only drop specific tables (collections)</text:p>
      <text:p text:style-name="P67">$ mongo</text:p>
      <text:p text:style-name="P67">#$ show dbs</text:p>
      <text:p text:style-name="P67">#$ use dstvo-ds-epg</text:p>
      <text:p text:style-name="P67">#$ show collections;</text:p>
      <text:p text:style-name="P67">#$ db.(db name in ticket).drop()</text:p>
      <text:p text:style-name="P67">Verify with </text:p>
      <text:p text:style-name="P67">#$ show collections;</text:p>
      <text:p text:style-name="P67">#$ rs.status()</text:p>
      <text:p text:style-name="P67">#$ quit</text:p>
      <text:p text:style-name="P52"/>
      <text:p text:style-name="P52">Now restore the database:</text:p>
      <text:p text:style-name="P81"><text:span text:style-name="T17">root@RND-MG-DS-S1:~# </text:span>mongorestore -d <text:span text:style-name="T59">dstvo-ds-epg </text:span>/home/dstvo_sysadmin/mongodump<text:span text:style-name="T74">(date)</text:span>/<text:span text:style-name="T59">dstvo-ds-epg</text:span>/</text:p>
      <text:p text:style-name="P55"/>
      <text:p text:style-name="P55">This will run through and can take some time.</text:p>
      <text:p text:style-name="P41"/>
      <text:p text:style-name="P41"/>
      <text:p text:style-name="P106">Open VPN restart</text:p>
      <text:p text:style-name="P42">Must be from MCA lan.</text:p>
      <text:p text:style-name="P78"><text:span text:style-name="T64">ssh</text:span> 197.80.203.9 -l dstvo_sysadmin</text:p>
      <text:p text:style-name="P78">sudo -s</text:p>
      <text:p text:style-name="P79">service openvpn restart</text:p>
      <text:p text:style-name="P41"><text:span text:style-name="T4">service openvpn status</text:span><text:span text:style-name="T51"> (make sure both normal and 3</text:span><text:span text:style-name="T50">rd</text:span><text:span text:style-name="T49"> party are up.)</text:span></text:p>
      <text:p text:style-name="P41"/>
      <text:p text:style-name="P120">Check VPN Login</text:p>
      <text:p text:style-name="P69">on 10.10.4.9 as root</text:p>
      <text:p text:style-name="P69">cat /var/log/syslog | grep -i (user name)</text:p>
      <text:p text:style-name="P41"/>
      <text:p text:style-name="P107"><text:soft-page-break/>Adding server to AD</text:p>
      <text:p text:style-name="P43">winbind doesn't work on 16.04</text:p>
      <text:p text:style-name="P43">Follow this guide:</text:p>
      <text:p text:style-name="P43"><text:a xlink:type="simple" xlink:href="https://help.ubuntu.com/lts/serverguide/sssd-ad.html" text:style-name="Internet_20_link" text:visited-style-name="Visited_20_Internet_20_Link">https://help.ubuntu.com/lts/serverguide/sssd-ad.html</text:a> </text:p>
      <text:p text:style-name="P43"/>
      <text:p text:style-name="P43"/>
      <text:p text:style-name="P114">Docker Process</text:p>
      <text:p text:style-name="P56">To upgrade a host run: <text:span text:style-name="T3">sudo ros os upgrade -</text:span><text:span text:style-name="T13">i rancher/os:v1.1.4 </text:span><text:span text:style-name="T3">-f</text:span></text:p>
      <text:p text:style-name="P43"/>
      <text:p text:style-name="P115"><text:span text:style-name="T69">Rancher</text:span>OS setup</text:p>
      <text:p text:style-name="P58">- VM initial Setup:</text:p>
      <text:p text:style-name="P58"><text:s text:c="2"/>- Add single 20GB HDD - OS</text:p>
      <text:p text:style-name="P58">- Boot from Rancher ISO. (Reboot VM with correct ISO in DVD drive)</text:p>
      <text:p text:style-name="P58">- Change Rancher user account password to something you will easily remember. </text:p>
      <text:p text:style-name="P58">- If the IP address isn't automatically assigned, run these commands:</text:p>
      <text:p text:style-name="P58"/>
      <text:p text:style-name="P58">#$ <text:span text:style-name="T2">sudo ros config set rancher.network.interfaces.eth0.address</text:span> (Address in the original .yml file) (Dont forget to add in the class i.e /16)</text:p>
      <text:p text:style-name="P58">#$ <text:span text:style-name="T2">sudo ros config set rancher.network.interfaces.eth0.gateway</text:span> (Default Gateway from original .yml file)</text:p>
      <text:p text:style-name="P58">#$ <text:span text:style-name="T2">sudo system-docker restart network</text:span></text:p>
      <text:p text:style-name="P58">#$ <text:span text:style-name="T2">sudo ros config set rancher.network.interfaces.eth0.mtu 1500</text:span></text:p>
      <text:p text:style-name="P58">#$ <text:span text:style-name="T2">sudo ros config set rancher.network.interfaces.eth0.dhcp false</text:span></text:p>
      <text:p text:style-name="P58"/>
      <text:p text:style-name="P58">- Modify .yml file, remove everything after the system-docker arguments (save the remove settings for later)</text:p>
      <text:p text:style-name="P58">- copy modified .yml file to server, using scp/rsync (<text:span text:style-name="T2">scp /Path/to/Something.yml rancher@(server IP):</text:span> )</text:p>
      <text:p text:style-name="P58">- Run the ros install command, parsing the config file. (<text:span text:style-name="T2">sudo ros </text:span><text:span text:style-name="T12">install</text:span><text:span text:style-name="T2"> -c &lt;configfile.yml&gt; -d /dev/sda -f</text:span>)</text:p>
      <text:p text:style-name="P85">Sudo ros os list</text:p>
      <text:p text:style-name="P86">sudo ros install -i rancher/os:v<text:span text:style-name="T84">(Version from os list)</text:span> -c &lt;configfile.yml&gt; -d /dev/sda -f (-i will specify the i<text:span text:style-name="T90">m</text:span>age version you will use. I.E., upgrade to the latest Rancher version in the inst<text:span text:style-name="T88">al</text:span>lation process)</text:p>
      <text:p text:style-name="P58">- Once OS installed, Add 2 additional HDD via VMWware to server: 1x 50GB (logs) &amp; 1x 100GB (data) Dont forget to remove Cd drive from boot at start!</text:p>
      <text:p text:style-name="P59">- <text:span text:style-name="T2">fdisk /dev/sdX &amp; mkfs.ext4 -LLOGS|DATA /dev/sdXX</text:span></text:p>
      <text:p text:style-name="P58"><text:s text:c="2"/>- {apt|yum} install e2fsprogs - if not available</text:p>
      <text:p text:style-name="P58">- Modify .yml file, restore the settings removed in previous setup, and scp new config file to server</text:p>
      <text:p text:style-name="P58"><text:s text:c="2"/>- {apt|yum} install openssh-clients</text:p>
      <text:p text:style-name="P58">- Merge config file on server (<text:span text:style-name="T2">sudo ros config merge -i &lt;configfile.yml&gt;</text:span>)</text:p>
      <text:p text:style-name="P58">- Reboot</text:p>
      <text:p text:style-name="P58">#Expected Result</text:p>
      <text:p text:style-name="P58">Should see 3 HDD mounts, OS,LOGS,DATA. Install should have mounted directory /mnt/logs onto the 50GB HDD and /mnt/mariadb onto the 100GB HDD.</text:p>
      <text:p text:style-name="P58"/>
      <text:p text:style-name="P61">-Rancher Tips</text:p>
      <text:p text:style-name="P61">Check Mounts to see where configs are and what they are pointing to.</text:p>
      <text:p text:style-name="P61"/>
      <text:p text:style-name="P70"/>
      <text:p text:style-name="P61"/>
      <text:p text:style-name="P87">To dump Databases off supercluster</text:p>
      <text:p text:style-name="P63">- <text:span text:style-name="T89">docker ps</text:span></text:p>
      <text:p text:style-name="P63"><text:span text:style-name="T7">- docker exec -it ‘</text:span><text:span text:style-name="T67">container name</text:span><text:span text:style-name="T7">’ bash</text:span></text:p>
      <text:p text:style-name="P62">- <text:span text:style-name="T8">cd docker-entrypoint-initdb.d/</text:span></text:p>
      <text:p text:style-name="P64"><text:span text:style-name="T8">- m</text:span><text:span text:style-name="T2">ysqldump -p ‘</text:span>database name’ <text:span text:style-name="T2">&gt; output_file.sql</text:span></text:p>
      <text:p text:style-name="P61">- <text:span text:style-name="T68">Enter password: 2=sWEX-c</text:span></text:p>
      <text:p text:style-name="P61"/>
      <text:p text:style-name="P61"/>
      <text:p text:style-name="P109">RT PROBLEMS</text:p>
      <text:p text:style-name="P208"><text:soft-page-break/>If RT goes down its probably someone trying to pull a stupid report or something. No tickets etc will be lost as its mostly just the interface.</text:p>
      <text:p text:style-name="Text_20_body"><text:line-break/>But if it goes down:</text:p>
      <text:p text:style-name="Text_20_body">Log onto RND-RT-P1 and restart apache2</text:p>
      <text:p text:style-name="Text_20_body"/>
      <text:p text:style-name="Text_20_body">------------------------------</text:p>
      <text:p text:style-name="P209">root@RND-RT-P1:~# <text:span text:style-name="T2">/etc/init.d/apache2 restart</text:span><text:line-break/> * Restarting web server apache2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 apache2: Could not reliably determine the server's fully qualified domain name, using 10.10.4.85 for ServerName<text:line-break/> ... waiting ..........apache2: Could not reliably determine the server's fully qualified domain name, using 10.10.4.85 for ServerName<text:line-break/>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 [ OK ]<text:line-break/>root@RND-RT-P1:~# </text:p>
      <text:p text:style-name="P210"/>
      <text:p text:style-name="P210">Adding new user:</text:p>
      <text:p text:style-name="P210">Create new user on AD and make sure that the users email address is correct.</text:p>
      <text:p text:style-name="P210">In RT, log in with the new user and </text:p>
      <text:p text:style-name="P43"/>
      <text:p text:style-name="P43"/>
      <text:p text:style-name="P108">16.04 Network setup</text:p>
      <text:p text:style-name="P44"><text:span text:style-name="T2">ip link show</text:span> – to get new interface name</text:p>
      <text:p text:style-name="P44"><text:span text:style-name="T2">vi /etc/net</text:span><text:span text:style-name="T11">work/</text:span><text:span text:style-name="T2">interfaces</text:span> change “<text:span text:style-name="T2">eth0</text:span>” to new name.</text:p>
      <text:p text:style-name="P84">Systemctl restart networking</text:p>
      <text:p text:style-name="P113"/>
      <text:p text:style-name="P121">For Big Data VM’s</text:p>
      <text:p text:style-name="P84">apt-get install hugepages</text:p>
      <text:p text:style-name="P68">Add the following into /etc/rc.local</text:p>
      <text:p text:style-name="P84">hugeadm –-thp-never </text:p>
      <text:p text:style-name="P45"/>
      <text:p text:style-name="P113">Screen commands</text:p>
      <text:p text:style-name="P45"/>
      <text:p text:style-name="P46"><text:a xlink:type="simple" xlink:href="https://blog.bartbania.com/raspberry_pi/linux-screen/" text:style-name="Internet_20_link" text:visited-style-name="Visited_20_Internet_20_Link"><text:span text:style-name="T52">https://blog.bartbania.com/raspberry_pi/linux-screen/</text:span></text:a><text:span text:style-name="T52"> </text:span></text:p>
      <text:p text:style-name="P46"/>
      <text:p text:style-name="P46"/>
      <text:p text:style-name="P47">man test</text:p>
      <text:p text:style-name="P48"/>
      <text:p text:style-name="P122">Enable redirect for external site</text:p>
      <text:p text:style-name="P60"/>
      <text:p text:style-name="P76">The redirect has to be coming from external to internal</text:p>
      <text:p text:style-name="P76">I.E: kyknet.tv --&gt; kyknet.dstv.com</text:p>
      <text:p text:style-name="P76"/>
      <text:p text:style-name="P76">Add the redirect on the Whiteboard.</text:p>
      <text:p text:style-name="P76">Include the full path</text:p>
      <text:p text:style-name="P76">I.E. kyknet.tv/koekedoortjie to go to <text:s/><text:a xlink:type="simple" xlink:href="https://kyknet.dstv.com/show/koekedoortjie" text:style-name="Internet_20_link" text:visited-style-name="Visited_20_Internet_20_Link">https://kyknet.dstv.com/show/koekedoortjie</text:a></text:p>
      <text:p text:style-name="P76"><text:soft-page-break/></text:p>
      <text:p text:style-name="P76">Log onto rnd-redirect</text:p>
      <text:p text:style-name="P76">In C:\inetpub\wwwroot </text:p>
      <text:p text:style-name="P76">Copy another folder and reame it to the correct name</text:p>
      <text:p text:style-name="P76">I.E.: koekedoortjie</text:p>
      <text:p text:style-name="P76">Ensure that the two files are in that folder.</text:p>
      <text:p text:style-name="P76">Now test that the redirect works.</text:p>
      <text:p text:style-name="P60"/>
      <text:p text:style-name="P60"/>
      <text:p text:style-name="P111">Enable website redirect via site.conf</text:p>
      <text:p text:style-name="P111"/>
      <text:p text:style-name="P71">server {</text:p>
      <text:p text:style-name="P71"><text:s text:c="4"/>listen 80;</text:p>
      <text:p text:style-name="P71"><text:s text:c="4"/>listen [::]:80;</text:p>
      <text:p text:style-name="P71"><text:s text:c="4"/>server_name campaign.dstv.com/premium/;</text:p>
      <text:p text:style-name="P71"><text:s text:c="4"/>error_log <text:s/>/var/log/nginx/error.log;</text:p>
      <text:p text:style-name="P71"><text:s text:c="4"/>#access_log /var/log/nginx/access.log;</text:p>
      <text:p text:style-name="P71"><text:s text:c="4"/>access_log off;</text:p>
      <text:p text:style-name="P71"><text:s text:c="4"/>root /var/www/html;</text:p>
      <text:p text:style-name="P71"><text:s text:c="4"/>index index.html;</text:p>
      <text:p text:style-name="P71"><text:s text:c="4"/></text:p>
      <text:p text:style-name="P71"><text:s text:c="3"/><text:span text:style-name="T2"><text:s/>rewrite ^/unlock-premium(?:/(.*))?$ /premium/ redirect;</text:span></text:p>
      <text:p text:style-name="P77"><text:s text:c="4"/>rewrite ^/knowbest(?:/(.*))?$ /premium/ redirect;</text:p>
      <text:p text:style-name="P71"><draw:line text:anchor-type="paragraph" draw:z-index="0" draw:name="Shape1" draw:style-name="gr1" draw:text-style-name="P232" svg:x1="0.365cm" svg:y1="0.462cm" svg:x2="12.044cm" svg:y2="0.462cm"><text:p/></draw:line> <text:s text:c="3"/></text:p>
      <text:p text:style-name="P71"/>
      <text:p text:style-name="P71"/>
      <text:p text:style-name="P118">iDrac</text:p>
      <text:p text:style-name="P75"/>
      <text:p text:style-name="P75">Open a browser and goto http://(ip address of iDrac card)</text:p>
      <text:p text:style-name="P75">Username: root</text:p>
      <text:p text:style-name="P75">Password: <text:a xlink:type="simple" xlink:href="mailto:Pl@tforms" text:style-name="Internet_20_link" text:visited-style-name="Visited_20_Internet_20_Link">Pl@tforms</text:a> – or - calvin </text:p>
      <text:p text:style-name="P75"/>
      <text:p text:style-name="P71"/>
      <text:p text:style-name="P116">Dev Firewal</text:p>
      <text:p text:style-name="P72"/>
      <text:p text:style-name="P73">Access to the main network (i.e. 10.10.0.0 range) is segragated from the Dev range (10.40.<text:span text:style-name="T73">4</text:span>.0) by a firewall <text:a xlink:type="simple" xlink:href="http://10.40.4.253:8080/" text:style-name="Internet_20_link" text:visited-style-name="Visited_20_Internet_20_Link">http://10.40.4.253:8080/</text:a> </text:p>
      <text:p text:style-name="P74">When a Dev VM needs access to the Prod network, you will need to add in a firewall rule to allow the traffic through.</text:p>
      <text:p text:style-name="P74"/>
      <text:p text:style-name="P73">Add user to fw access <text:span text:style-name="T73">group</text:span> on AD</text:p>
      <text:p text:style-name="P73"/>
      <text:p text:style-name="P73">Use AD credentials.</text:p>
      <text:p text:style-name="P73">Be as granular <text:span text:style-name="T73">in your rule</text:span> as prossible</text:p>
      <text:p text:style-name="P73">Always map a source to a desitnation.</text:p>
      <text:p text:style-name="P74">Always map to a protocol</text:p>
      <text:p text:style-name="P74">Never map to a range </text:p>
      <text:p text:style-name="P74"/>
      <text:p text:style-name="P117">sources.list</text:p>
      <text:p text:style-name="Preformatted_20_Text">###### Ubuntu Main Repos</text:p>
      <text:p text:style-name="Preformatted_20_Text">deb http://za.archive.ubuntu.com/ubuntu/ xenial main restricted universe multiverse </text:p>
      <text:p text:style-name="Preformatted_20_Text"/>
      <text:p text:style-name="Preformatted_20_Text">###### Ubuntu Update Repos</text:p>
      <text:p text:style-name="Preformatted_20_Text">deb http://za.archive.ubuntu.com/ubuntu/ xenial-security main restricted universe multiverse </text:p>
      <text:p text:style-name="Preformatted_20_Text">deb http://za.archive.ubuntu.com/ubuntu/ xenial-updates main restricted universe multiverse </text:p>
      <text:p text:style-name="Preformatted_20_Text">deb http://za.archive.ubuntu.com/ubuntu/ xenial-proposed main restricted universe multiverse </text:p>
      <text:p text:style-name="Preformatted_20_Text">deb http://za.archive.ubuntu.com/ubuntu/ xenial-backports main restricted universe multiverse </text:p>
      <text:p text:style-name="Preformatted_20_Text"/>
      <text:p text:style-name="Preformatted_20_Text">###### Ubuntu Partner Repo</text:p>
      <text:p text:style-name="Preformatted_20_Text"><text:soft-page-break/>deb http://archive.canonical.com/ubuntu xenial partner</text:p>
      <text:p text:style-name="Preformatted_20_Text"/>
      <text:p text:style-name="Preformatted_20_Text">###### Ubuntu Extras Repo</text:p>
      <text:p text:style-name="P211">deb http://extras.ubuntu.com/ubuntu xenial main</text:p>
      <text:p text:style-name="P119">Truncate logs</text:p>
      <text:p text:style-name="P190">truncate -s 0 catalina.out</text:p>
      <text:p text:style-name="P190"/>
      <text:p text:style-name="P188">Remove old Kernels manually</text:p>
      <text:p text:style-name="P191"/>
      <text:p text:style-name="P212"><text:span text:style-name="Source_20_Text"><text:span text:style-name="T87">dpkg --list | grep linux-image | awk '{ print $2 }' | sort -V | sed -n '/'`uname -r`'/q;p' | xargs sudo apt-get -y purge</text:span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Calibri2" svg:font-family="Calibri, sans-serif, serif, EmojiFont"/>
    <style:font-face style:name="Calibri1" svg:font-family="Calibri, serif, EmojiFont"/>
    <style:font-face style:name="Consolas" svg:font-family="Consolas, Menlo, Monaco, 'Lucida Console', 'Liberation Mono', 'DejaVu Sans Mono', 'Bitstream Vera Sans Mono', 'Courier New', monospace, sans-serif"/>
    <style:font-face style:name="Nimbus Roman No9 L1" svg:font-family="'Nimbus Roman No9 L', serif"/>
    <style:font-face style:name="Tahoma" svg:font-family="Tahoma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0pt" fo:language="en" fo:country="ZA" style:letter-kerning="true" style:font-name-asian="Droid Sans Fallback" style:font-size-asian="10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0pt" fo:language="en" fo:country="ZA" style:letter-kerning="true" style:font-name-asian="Droid Sans Fallback" style:font-size-asian="10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Nimbus Roman No9 L" fo:font-family="'Nimbus Roman No9 L'" style:font-family-generic="roman" style:font-pitch="variable" fo:font-size="12pt" fo:language="en" fo:country="ZA" style:font-name-asian="Droid Sans Fallback" style:font-family-asian="'Droid Sans Fallback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09:54:24</meta:creation-date>
    <meta:initial-creator>Kerry Young</meta:initial-creator>
    <dc:language>en-ZA</dc:language>
    <dc:date>2018-05-02T13:22:35.524091379</dc:date>
    <meta:editing-cycles>183</meta:editing-cycles>
    <meta:editing-duration>P27DT13H56M21S</meta:editing-duration>
    <meta:generator>LibreOffice/5.1.6.2$Linux_X86_64 LibreOffice_project/10m0$Build-2</meta:generator>
    <meta:document-statistic meta:table-count="2" meta:image-count="0" meta:object-count="0" meta:page-count="15" meta:paragraph-count="493" meta:word-count="2848" meta:character-count="21585" meta:non-whitespace-character-count="18574"/>
  </office:meta>
</office:document-meta>
</file>